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59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ZAWISLAK</text:p>
          </table:table-cell>
          <table:table-cell table:style-name="ce1"/>
          <table:table-cell office:value-type="string" table:style-name="ce1">
            <text:p>BCYKUNCM 17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SZEWSKI</text:p>
          </table:table-cell>
          <table:table-cell table:style-name="ce1"/>
          <table:table-cell office:value-type="string" table:style-name="ce1">
            <text:p>YFOGNSKGYW 75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DA</text:p>
          </table:table-cell>
          <table:table-cell table:style-name="ce1"/>
          <table:table-cell office:value-type="string" table:style-name="ce1">
            <text:p>WARDA 93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AB</text:p>
          </table:table-cell>
          <table:table-cell table:style-name="ce1"/>
          <table:table-cell office:value-type="string" table:style-name="ce1">
            <text:p>NBKL 19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KRZYCKI</text:p>
          </table:table-cell>
          <table:table-cell table:style-name="ce1"/>
          <table:table-cell office:value-type="string" table:style-name="ce1">
            <text:p>UWSZHGKSQ 91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KOMY</text:p>
          </table:table-cell>
          <table:table-cell table:style-name="ce1"/>
          <table:table-cell office:value-type="string" table:style-name="ce1">
            <text:p>BQAECO 16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WROZNIK</text:p>
          </table:table-cell>
          <table:table-cell table:style-name="ce1"/>
          <table:table-cell office:value-type="string" table:style-name="ce1">
            <text:p>EDLGDOCXZ 92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BIARZ</text:p>
          </table:table-cell>
          <table:table-cell table:style-name="ce1"/>
          <table:table-cell office:value-type="string" table:style-name="ce1">
            <text:p>XWXEWNV 8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CZKA</text:p>
          </table:table-cell>
          <table:table-cell table:style-name="ce1"/>
          <table:table-cell office:value-type="string" table:style-name="ce1">
            <text:p>MVXUFV 13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EZEL</text:p>
          </table:table-cell>
          <table:table-cell table:style-name="ce1"/>
          <table:table-cell office:value-type="string" table:style-name="ce1">
            <text:p>LSFAFM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OLAK</text:p>
          </table:table-cell>
          <table:table-cell table:style-name="ce1"/>
          <table:table-cell office:value-type="string" table:style-name="ce1">
            <text:p>FSYTQFP 47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UTA</text:p>
          </table:table-cell>
          <table:table-cell table:style-name="ce1"/>
          <table:table-cell office:value-type="string" table:style-name="ce1">
            <text:p>QDGJIP 97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ZMA</text:p>
          </table:table-cell>
          <table:table-cell table:style-name="ce1"/>
          <table:table-cell office:value-type="string" table:style-name="ce1">
            <text:p>LVANB 50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KRZEWSKI</text:p>
          </table:table-cell>
          <table:table-cell table:style-name="ce1"/>
          <table:table-cell office:value-type="string" table:style-name="ce1">
            <text:p>YZJQYDVRJH 27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NIK</text:p>
          </table:table-cell>
          <table:table-cell table:style-name="ce1"/>
          <table:table-cell office:value-type="string" table:style-name="ce1">
            <text:p>BJMIDF 17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BOTA</text:p>
          </table:table-cell>
          <table:table-cell table:style-name="ce1"/>
          <table:table-cell office:value-type="string" table:style-name="ce1">
            <text:p>HDQDIP 4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ECZKOWSKI</text:p>
          </table:table-cell>
          <table:table-cell table:style-name="ce1"/>
          <table:table-cell office:value-type="string" table:style-name="ce1">
            <text:p>FVRPMXBJFXV 28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SARCZYK</text:p>
          </table:table-cell>
          <table:table-cell table:style-name="ce1"/>
          <table:table-cell office:value-type="string" table:style-name="ce1">
            <text:p>ZSCKBMJIU 22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KA</text:p>
          </table:table-cell>
          <table:table-cell table:style-name="ce1"/>
          <table:table-cell office:value-type="string" table:style-name="ce1">
            <text:p>AOYO 97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EK</text:p>
          </table:table-cell>
          <table:table-cell table:style-name="ce1"/>
          <table:table-cell office:value-type="string" table:style-name="ce1">
            <text:p>LZKDJ 88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PIOLEK</text:p>
          </table:table-cell>
          <table:table-cell table:style-name="ce1"/>
          <table:table-cell office:value-type="string" table:style-name="ce1">
            <text:p>AZATZWPV 79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LOWIEC</text:p>
          </table:table-cell>
          <table:table-cell table:style-name="ce1"/>
          <table:table-cell office:value-type="string" table:style-name="ce1">
            <text:p>LDADLXTR 10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LUSKI</text:p>
          </table:table-cell>
          <table:table-cell table:style-name="ce1"/>
          <table:table-cell office:value-type="string" table:style-name="ce1">
            <text:p>STENLDB 7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TKIEWICZ</text:p>
          </table:table-cell>
          <table:table-cell table:style-name="ce1"/>
          <table:table-cell office:value-type="string" table:style-name="ce1">
            <text:p>TKJAYUMYSP 30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JSKI</text:p>
          </table:table-cell>
          <table:table-cell table:style-name="ce1"/>
          <table:table-cell office:value-type="string" table:style-name="ce1">
            <text:p>TCLUMK 4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KOL</text:p>
          </table:table-cell>
          <table:table-cell table:style-name="ce1"/>
          <table:table-cell office:value-type="string" table:style-name="ce1">
            <text:p>ZPZDA 76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NICKI</text:p>
          </table:table-cell>
          <table:table-cell table:style-name="ce1"/>
          <table:table-cell office:value-type="string" table:style-name="ce1">
            <text:p>TSJLFAUCA 12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EJNIK</text:p>
          </table:table-cell>
          <table:table-cell table:style-name="ce1"/>
          <table:table-cell office:value-type="string" table:style-name="ce1">
            <text:p>XUNSWRT 10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ZEGORZEWSKI</text:p>
          </table:table-cell>
          <table:table-cell table:style-name="ce1"/>
          <table:table-cell office:value-type="string" table:style-name="ce1">
            <text:p>ZKSXZHKSXPLDB 24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HERT</text:p>
          </table:table-cell>
          <table:table-cell table:style-name="ce1"/>
          <table:table-cell office:value-type="string" table:style-name="ce1">
            <text:p>FWQVSFH 52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AGA</text:p>
          </table:table-cell>
          <table:table-cell table:style-name="ce1"/>
          <table:table-cell office:value-type="string" table:style-name="ce1">
            <text:p>LFTZT 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ESZKOWSKI</text:p>
          </table:table-cell>
          <table:table-cell table:style-name="ce1"/>
          <table:table-cell office:value-type="string" table:style-name="ce1">
            <text:p>XTPDKVZHDVT 30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ZIARSKI</text:p>
          </table:table-cell>
          <table:table-cell table:style-name="ce1"/>
          <table:table-cell office:value-type="string" table:style-name="ce1">
            <text:p>MQBKCTUMK 22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KALSKI</text:p>
          </table:table-cell>
          <table:table-cell table:style-name="ce1"/>
          <table:table-cell office:value-type="string" table:style-name="ce1">
            <text:p>AWSITASQ 60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TWICA</text:p>
          </table:table-cell>
          <table:table-cell table:style-name="ce1"/>
          <table:table-cell office:value-type="string" table:style-name="ce1">
            <text:p>ZDILXRP 63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BAKA</text:p>
          </table:table-cell>
          <table:table-cell table:style-name="ce1"/>
          <table:table-cell office:value-type="string" table:style-name="ce1">
            <text:p>XEFEOE 74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BAN</text:p>
          </table:table-cell>
          <table:table-cell table:style-name="ce1"/>
          <table:table-cell office:value-type="string" table:style-name="ce1">
            <text:p>BZAZM 2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DOMSKI</text:p>
          </table:table-cell>
          <table:table-cell table:style-name="ce1"/>
          <table:table-cell office:value-type="string" table:style-name="ce1">
            <text:p>UORCAGYW 49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JDAK</text:p>
          </table:table-cell>
          <table:table-cell table:style-name="ce1"/>
          <table:table-cell office:value-type="string" table:style-name="ce1">
            <text:p>DLUOLV 69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HA</text:p>
          </table:table-cell>
          <table:table-cell table:style-name="ce1"/>
          <table:table-cell office:value-type="string" table:style-name="ce1">
            <text:p>TZTYR 97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CHWAL</text:p>
          </table:table-cell>
          <table:table-cell table:style-name="ce1"/>
          <table:table-cell office:value-type="string" table:style-name="ce1">
            <text:p>YHJODHS 75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GUSTYN</text:p>
          </table:table-cell>
          <table:table-cell table:style-name="ce1"/>
          <table:table-cell office:value-type="string" table:style-name="ce1">
            <text:p>DXJXVWBQ 53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SZEWSKI</text:p>
          </table:table-cell>
          <table:table-cell table:style-name="ce1"/>
          <table:table-cell office:value-type="string" table:style-name="ce1">
            <text:p>UAKRWOKCA 3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ZECIAK</text:p>
          </table:table-cell>
          <table:table-cell table:style-name="ce1"/>
          <table:table-cell office:value-type="string" table:style-name="ce1">
            <text:p>WUCHFLDN 39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BAS</text:p>
          </table:table-cell>
          <table:table-cell table:style-name="ce1"/>
          <table:table-cell office:value-type="string" table:style-name="ce1">
            <text:p>JGQPH 12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IMASZEWSKI</text:p>
          </table:table-cell>
          <table:table-cell table:style-name="ce1"/>
          <table:table-cell office:value-type="string" table:style-name="ce1">
            <text:p>MNKOCUBGYUMK 36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HAJ</text:p>
          </table:table-cell>
          <table:table-cell table:style-name="ce1"/>
          <table:table-cell office:value-type="string" table:style-name="ce1">
            <text:p>WKMRKT 73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YLA</text:p>
          </table:table-cell>
          <table:table-cell table:style-name="ce1"/>
          <table:table-cell office:value-type="string" table:style-name="ce1">
            <text:p>TSFU 62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ZYNSKI</text:p>
          </table:table-cell>
          <table:table-cell table:style-name="ce1"/>
          <table:table-cell office:value-type="string" table:style-name="ce1">
            <text:p>RZXEDSXPN 59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WINSKI</text:p>
          </table:table-cell>
          <table:table-cell table:style-name="ce1"/>
          <table:table-cell office:value-type="string" table:style-name="ce1">
            <text:p>IFQTFKPHF 5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ZNICKI</text:p>
          </table:table-cell>
          <table:table-cell table:style-name="ce1"/>
          <table:table-cell office:value-type="string" table:style-name="ce1">
            <text:p>MWBPKEMK 1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USAK</text:p>
          </table:table-cell>
          <table:table-cell table:style-name="ce1"/>
          <table:table-cell office:value-type="string" table:style-name="ce1">
            <text:p>ZBECKU 71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JEWSKI</text:p>
          </table:table-cell>
          <table:table-cell table:style-name="ce1"/>
          <table:table-cell office:value-type="string" table:style-name="ce1">
            <text:p>CWFASOGE 51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ERSZEWSKI</text:p>
          </table:table-cell>
          <table:table-cell table:style-name="ce1"/>
          <table:table-cell office:value-type="string" table:style-name="ce1">
            <text:p>DFBOPWBTPHF 79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KAL</text:p>
          </table:table-cell>
          <table:table-cell table:style-name="ce1"/>
          <table:table-cell office:value-type="string" table:style-name="ce1">
            <text:p>BDHZPA 95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TKO</text:p>
          </table:table-cell>
          <table:table-cell table:style-name="ce1"/>
          <table:table-cell office:value-type="string" table:style-name="ce1">
            <text:p>EUFWA 69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AS</text:p>
          </table:table-cell>
          <table:table-cell table:style-name="ce1"/>
          <table:table-cell office:value-type="string" table:style-name="ce1">
            <text:p>VMZME 55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ELAGOWSKI</text:p>
          </table:table-cell>
          <table:table-cell table:style-name="ce1"/>
          <table:table-cell office:value-type="string" table:style-name="ce1">
            <text:p>LSXETZHPLDB 22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BINSKI</text:p>
          </table:table-cell>
          <table:table-cell table:style-name="ce1"/>
          <table:table-cell office:value-type="string" table:style-name="ce1">
            <text:p>PGNUZEWU 82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PNIEWSKI</text:p>
          </table:table-cell>
          <table:table-cell table:style-name="ce1"/>
          <table:table-cell office:value-type="string" table:style-name="ce1">
            <text:p>TZQOJFXTLJ 81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UBA</text:p>
          </table:table-cell>
          <table:table-cell table:style-name="ce1"/>
          <table:table-cell office:value-type="string" table:style-name="ce1">
            <text:p>UFIPO 76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KA</text:p>
          </table:table-cell>
          <table:table-cell table:style-name="ce1"/>
          <table:table-cell office:value-type="string" table:style-name="ce1">
            <text:p>EPAZP 62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LAT</text:p>
          </table:table-cell>
          <table:table-cell table:style-name="ce1"/>
          <table:table-cell office:value-type="string" table:style-name="ce1">
            <text:p>GZCRK 30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CZAK</text:p>
          </table:table-cell>
          <table:table-cell table:style-name="ce1"/>
          <table:table-cell office:value-type="string" table:style-name="ce1">
            <text:p>XBMDABL 36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UK</text:p>
          </table:table-cell>
          <table:table-cell table:style-name="ce1"/>
          <table:table-cell office:value-type="string" table:style-name="ce1">
            <text:p>OJZ 91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GODZINSKI</text:p>
          </table:table-cell>
          <table:table-cell table:style-name="ce1"/>
          <table:table-cell office:value-type="string" table:style-name="ce1">
            <text:p>WNTBQMVAFXV 37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ZWIAK</text:p>
          </table:table-cell>
          <table:table-cell table:style-name="ce1"/>
          <table:table-cell office:value-type="string" table:style-name="ce1">
            <text:p>BGROASC 9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IDER</text:p>
          </table:table-cell>
          <table:table-cell table:style-name="ce1"/>
          <table:table-cell office:value-type="string" table:style-name="ce1">
            <text:p>JNZUVI 62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OSTAK</text:p>
          </table:table-cell>
          <table:table-cell table:style-name="ce1"/>
          <table:table-cell office:value-type="string" table:style-name="ce1">
            <text:p>YFUYZGQ 56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BACZ</text:p>
          </table:table-cell>
          <table:table-cell table:style-name="ce1"/>
          <table:table-cell office:value-type="string" table:style-name="ce1">
            <text:p>KEVFEGD 49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SAREK</text:p>
          </table:table-cell>
          <table:table-cell table:style-name="ce1"/>
          <table:table-cell office:value-type="string" table:style-name="ce1">
            <text:p>YRBJANT 87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BOWSKI</text:p>
          </table:table-cell>
          <table:table-cell table:style-name="ce1"/>
          <table:table-cell office:value-type="string" table:style-name="ce1">
            <text:p>HXOYLTPHF 80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UCH</text:p>
          </table:table-cell>
          <table:table-cell table:style-name="ce1"/>
          <table:table-cell office:value-type="string" table:style-name="ce1">
            <text:p>GTWZHM 77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GORSKI</text:p>
          </table:table-cell>
          <table:table-cell table:style-name="ce1"/>
          <table:table-cell office:value-type="string" table:style-name="ce1">
            <text:p>ERXFIJBZ 77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RON</text:p>
          </table:table-cell>
          <table:table-cell table:style-name="ce1"/>
          <table:table-cell office:value-type="string" table:style-name="ce1">
            <text:p>IJQHED 44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ZYK</text:p>
          </table:table-cell>
          <table:table-cell table:style-name="ce1"/>
          <table:table-cell office:value-type="string" table:style-name="ce1">
            <text:p>EDFCBN 65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MIDT</text:p>
          </table:table-cell>
          <table:table-cell table:style-name="ce1"/>
          <table:table-cell office:value-type="string" table:style-name="ce1">
            <text:p>DKXTOE 15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DNARCZYK</text:p>
          </table:table-cell>
          <table:table-cell table:style-name="ce1"/>
          <table:table-cell office:value-type="string" table:style-name="ce1">
            <text:p>MPOYLCNKJV 15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YLKA</text:p>
          </table:table-cell>
          <table:table-cell table:style-name="ce1"/>
          <table:table-cell office:value-type="string" table:style-name="ce1">
            <text:p>WVIHX 24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EMYJSKI</text:p>
          </table:table-cell>
          <table:table-cell table:style-name="ce1"/>
          <table:table-cell office:value-type="string" table:style-name="ce1">
            <text:p>YTPXJUDVT 70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CIK</text:p>
          </table:table-cell>
          <table:table-cell table:style-name="ce1"/>
          <table:table-cell office:value-type="string" table:style-name="ce1">
            <text:p>CGUAC 29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AKOWSKI</text:p>
          </table:table-cell>
          <table:table-cell table:style-name="ce1"/>
          <table:table-cell office:value-type="string" table:style-name="ce1">
            <text:p>QSWEOSAWOM 53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NZ</text:p>
          </table:table-cell>
          <table:table-cell table:style-name="ce1"/>
          <table:table-cell office:value-type="string" table:style-name="ce1">
            <text:p>HINZ 99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OD</text:p>
          </table:table-cell>
          <table:table-cell table:style-name="ce1"/>
          <table:table-cell office:value-type="string" table:style-name="ce1">
            <text:p>XCFU 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TA</text:p>
          </table:table-cell>
          <table:table-cell table:style-name="ce1"/>
          <table:table-cell office:value-type="string" table:style-name="ce1">
            <text:p>TMIXE 6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WRZYNCZAK</text:p>
          </table:table-cell>
          <table:table-cell table:style-name="ce1"/>
          <table:table-cell office:value-type="string" table:style-name="ce1">
            <text:p>RVRMUTIXUVF 67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NIAK</text:p>
          </table:table-cell>
          <table:table-cell table:style-name="ce1"/>
          <table:table-cell office:value-type="string" table:style-name="ce1">
            <text:p>HAWFASC 63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AFIN</text:p>
          </table:table-cell>
          <table:table-cell table:style-name="ce1"/>
          <table:table-cell office:value-type="string" table:style-name="ce1">
            <text:p>AMZINQV 39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SPRZAK</text:p>
          </table:table-cell>
          <table:table-cell table:style-name="ce1"/>
          <table:table-cell office:value-type="string" table:style-name="ce1">
            <text:p>PFXUWEFP 57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LODYNSKI</text:p>
          </table:table-cell>
          <table:table-cell table:style-name="ce1"/>
          <table:table-cell office:value-type="string" table:style-name="ce1">
            <text:p>UYVYNIXCUS 76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KOWSKI</text:p>
          </table:table-cell>
          <table:table-cell table:style-name="ce1"/>
          <table:table-cell office:value-type="string" table:style-name="ce1">
            <text:p>AOYCKGYW 24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BIEC</text:p>
          </table:table-cell>
          <table:table-cell table:style-name="ce1"/>
          <table:table-cell office:value-type="string" table:style-name="ce1">
            <text:p>GRABIEC 73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BOROWSKI</text:p>
          </table:table-cell>
          <table:table-cell table:style-name="ce1"/>
          <table:table-cell office:value-type="string" table:style-name="ce1">
            <text:p>CIBOROWSKI 39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YSIAK</text:p>
          </table:table-cell>
          <table:table-cell table:style-name="ce1"/>
          <table:table-cell office:value-type="string" table:style-name="ce1">
            <text:p>OCVAUKCM 74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ZMIERSKI</text:p>
          </table:table-cell>
          <table:table-cell table:style-name="ce1"/>
          <table:table-cell office:value-type="string" table:style-name="ce1">
            <text:p>HXWJFBOPHF 8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A</text:p>
          </table:table-cell>
          <table:table-cell table:style-name="ce1"/>
          <table:table-cell office:value-type="string" table:style-name="ce1">
            <text:p>WQBQ 86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LIMA</text:p>
          </table:table-cell>
          <table:table-cell table:style-name="ce1"/>
          <table:table-cell office:value-type="string" table:style-name="ce1">
            <text:p>PRIFJX 56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FANSKI</text:p>
          </table:table-cell>
          <table:table-cell table:style-name="ce1"/>
          <table:table-cell office:value-type="string" table:style-name="ce1">
            <text:p>CDOPKXCUS 45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CHLICKI</text:p>
          </table:table-cell>
          <table:table-cell table:style-name="ce1"/>
          <table:table-cell office:value-type="string" table:style-name="ce1">
            <text:p>HOSXBYSAY 36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WIATKOWSKI</text:p>
          </table:table-cell>
          <table:table-cell table:style-name="ce1"/>
          <table:table-cell office:value-type="string" table:style-name="ce1">
            <text:p>KWIATKOWSKI 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LIPOWSKI</text:p>
          </table:table-cell>
          <table:table-cell table:style-name="ce1"/>
          <table:table-cell office:value-type="string" table:style-name="ce1">
            <text:p>MPSPWVDZRP 54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WIETNIEWSKI</text:p>
          </table:table-cell>
          <table:table-cell table:style-name="ce1"/>
          <table:table-cell office:value-type="string" table:style-name="ce1">
            <text:p>LXJFUOJFXTLJ 22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ECZORKOWSKI</text:p>
          </table:table-cell>
          <table:table-cell table:style-name="ce1"/>
          <table:table-cell office:value-type="string" table:style-name="ce1">
            <text:p>IUQOLADWAIEWU 37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SZALEK</text:p>
          </table:table-cell>
          <table:table-cell table:style-name="ce1"/>
          <table:table-cell office:value-type="string" table:style-name="ce1">
            <text:p>VJABIJUNT 9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S</text:p>
          </table:table-cell>
          <table:table-cell table:style-name="ce1"/>
          <table:table-cell office:value-type="string" table:style-name="ce1">
            <text:p>LVT 59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ONCZAK</text:p>
          </table:table-cell>
          <table:table-cell table:style-name="ce1"/>
          <table:table-cell office:value-type="string" table:style-name="ce1">
            <text:p>VHEDSPQA 44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KICKI</text:p>
          </table:table-cell>
          <table:table-cell table:style-name="ce1"/>
          <table:table-cell office:value-type="string" table:style-name="ce1">
            <text:p>SPLJDLJ 63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ONIEWICZ</text:p>
          </table:table-cell>
          <table:table-cell table:style-name="ce1"/>
          <table:table-cell office:value-type="string" table:style-name="ce1">
            <text:p>MZFAZUQIUOL 60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HOWSKI</text:p>
          </table:table-cell>
          <table:table-cell table:style-name="ce1"/>
          <table:table-cell office:value-type="string" table:style-name="ce1">
            <text:p>BPRWDLHZX 86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OBRO</text:p>
          </table:table-cell>
          <table:table-cell table:style-name="ce1"/>
          <table:table-cell office:value-type="string" table:style-name="ce1">
            <text:p>CLREUR 85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NIOR</text:p>
          </table:table-cell>
          <table:table-cell table:style-name="ce1"/>
          <table:table-cell office:value-type="string" table:style-name="ce1">
            <text:p>GKJEKN 76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GIELSKI</text:p>
          </table:table-cell>
          <table:table-cell table:style-name="ce1"/>
          <table:table-cell office:value-type="string" table:style-name="ce1">
            <text:p>ZTPNPLSZRP 3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USKI</text:p>
          </table:table-cell>
          <table:table-cell table:style-name="ce1"/>
          <table:table-cell office:value-type="string" table:style-name="ce1">
            <text:p>FHKIAY 37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DZINSKI</text:p>
          </table:table-cell>
          <table:table-cell table:style-name="ce1"/>
          <table:table-cell office:value-type="string" table:style-name="ce1">
            <text:p>DEFOKTYDVT 34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OSIK</text:p>
          </table:table-cell>
          <table:table-cell table:style-name="ce1"/>
          <table:table-cell office:value-type="string" table:style-name="ce1">
            <text:p>NMDFAEUW 49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A</text:p>
          </table:table-cell>
          <table:table-cell table:style-name="ce1"/>
          <table:table-cell office:value-type="string" table:style-name="ce1">
            <text:p>UYJY 82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EWSKI</text:p>
          </table:table-cell>
          <table:table-cell table:style-name="ce1"/>
          <table:table-cell office:value-type="string" table:style-name="ce1">
            <text:p>VXATLHZX 44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BCZAK</text:p>
          </table:table-cell>
          <table:table-cell table:style-name="ce1"/>
          <table:table-cell office:value-type="string" table:style-name="ce1">
            <text:p>MIVWTUE 79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OCIENNIK</text:p>
          </table:table-cell>
          <table:table-cell table:style-name="ce1"/>
          <table:table-cell office:value-type="string" table:style-name="ce1">
            <text:p>EADRXTCCXZ 98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IEC</text:p>
          </table:table-cell>
          <table:table-cell table:style-name="ce1"/>
          <table:table-cell office:value-type="string" table:style-name="ce1">
            <text:p>CNMHDB 52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DRZEJCZAK</text:p>
          </table:table-cell>
          <table:table-cell table:style-name="ce1"/>
          <table:table-cell office:value-type="string" table:style-name="ce1">
            <text:p>PKJXFKPIFGQ 84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KA</text:p>
          </table:table-cell>
          <table:table-cell table:style-name="ce1"/>
          <table:table-cell office:value-type="string" table:style-name="ce1">
            <text:p>ZAGW 36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UCZYNSKI</text:p>
          </table:table-cell>
          <table:table-cell table:style-name="ce1"/>
          <table:table-cell office:value-type="string" table:style-name="ce1">
            <text:p>LSVDAZOTLJ 3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LUJ</text:p>
          </table:table-cell>
          <table:table-cell table:style-name="ce1"/>
          <table:table-cell office:value-type="string" table:style-name="ce1">
            <text:p>LQXUDS 96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AK</text:p>
          </table:table-cell>
          <table:table-cell table:style-name="ce1"/>
          <table:table-cell office:value-type="string" table:style-name="ce1">
            <text:p>GHFOY 48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ZASZCZ</text:p>
          </table:table-cell>
          <table:table-cell table:style-name="ce1"/>
          <table:table-cell office:value-type="string" table:style-name="ce1">
            <text:p>MRBJKCJMJ 72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OWICZ</text:p>
          </table:table-cell>
          <table:table-cell table:style-name="ce1"/>
          <table:table-cell office:value-type="string" table:style-name="ce1">
            <text:p>PTLHPBVS 1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ZINSKI</text:p>
          </table:table-cell>
          <table:table-cell table:style-name="ce1"/>
          <table:table-cell office:value-type="string" table:style-name="ce1">
            <text:p>UXIRWBTR 87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UCZKOWSKI</text:p>
          </table:table-cell>
          <table:table-cell table:style-name="ce1"/>
          <table:table-cell office:value-type="string" table:style-name="ce1">
            <text:p>HORZWHLTPHF 40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ZEJCZYK</text:p>
          </table:table-cell>
          <table:table-cell table:style-name="ce1"/>
          <table:table-cell office:value-type="string" table:style-name="ce1">
            <text:p>DQGUCHMFCBN 46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ULA</text:p>
          </table:table-cell>
          <table:table-cell table:style-name="ce1"/>
          <table:table-cell office:value-type="string" table:style-name="ce1">
            <text:p>IWPQHW 4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ZIMIERSKI</text:p>
          </table:table-cell>
          <table:table-cell table:style-name="ce1"/>
          <table:table-cell office:value-type="string" table:style-name="ce1">
            <text:p>SIHQUQMZASQ 26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YS</text:p>
          </table:table-cell>
          <table:table-cell table:style-name="ce1"/>
          <table:table-cell office:value-type="string" table:style-name="ce1">
            <text:p>KLQK 97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OSTEK</text:p>
          </table:table-cell>
          <table:table-cell table:style-name="ce1"/>
          <table:table-cell office:value-type="string" table:style-name="ce1">
            <text:p>KRGKLWC 36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AK</text:p>
          </table:table-cell>
          <table:table-cell table:style-name="ce1"/>
          <table:table-cell office:value-type="string" table:style-name="ce1">
            <text:p>JGVSC 95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UTA</text:p>
          </table:table-cell>
          <table:table-cell table:style-name="ce1"/>
          <table:table-cell office:value-type="string" table:style-name="ce1">
            <text:p>IENMT 69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WACKI</text:p>
          </table:table-cell>
          <table:table-cell table:style-name="ce1"/>
          <table:table-cell office:value-type="string" table:style-name="ce1">
            <text:p>MCTYCEMK 6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COT</text:p>
          </table:table-cell>
          <table:table-cell table:style-name="ce1"/>
          <table:table-cell office:value-type="string" table:style-name="ce1">
            <text:p>DHVHM 24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OWRONEK</text:p>
          </table:table-cell>
          <table:table-cell table:style-name="ce1"/>
          <table:table-cell office:value-type="string" table:style-name="ce1">
            <text:p>LDHPKHGXD 68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KIEWICZ</text:p>
          </table:table-cell>
          <table:table-cell table:style-name="ce1"/>
          <table:table-cell office:value-type="string" table:style-name="ce1">
            <text:p>HSFCAWOAUR 66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ELECKI</text:p>
          </table:table-cell>
          <table:table-cell table:style-name="ce1"/>
          <table:table-cell office:value-type="string" table:style-name="ce1">
            <text:p>GNJQJHPN 95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RZENIEWSKI</text:p>
          </table:table-cell>
          <table:table-cell table:style-name="ce1"/>
          <table:table-cell office:value-type="string" table:style-name="ce1">
            <text:p>PTWEJSNJBXPN 26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HONSKI</text:p>
          </table:table-cell>
          <table:table-cell table:style-name="ce1"/>
          <table:table-cell office:value-type="string" table:style-name="ce1">
            <text:p>HNHMTSXPN 64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PCZYK</text:p>
          </table:table-cell>
          <table:table-cell table:style-name="ce1"/>
          <table:table-cell office:value-type="string" table:style-name="ce1">
            <text:p>UEZMJIU 28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EZOWSKI</text:p>
          </table:table-cell>
          <table:table-cell table:style-name="ce1"/>
          <table:table-cell office:value-type="string" table:style-name="ce1">
            <text:p>YBOBWLTPHF 51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BER</text:p>
          </table:table-cell>
          <table:table-cell table:style-name="ce1"/>
          <table:table-cell office:value-type="string" table:style-name="ce1">
            <text:p>FXEHU 75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DOLOWSKI</text:p>
          </table:table-cell>
          <table:table-cell table:style-name="ce1"/>
          <table:table-cell office:value-type="string" table:style-name="ce1">
            <text:p>MQTEBEMIAY 74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SZEK</text:p>
          </table:table-cell>
          <table:table-cell table:style-name="ce1"/>
          <table:table-cell office:value-type="string" table:style-name="ce1">
            <text:p>QPCPHOTZ 22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YMKOWIAK</text:p>
          </table:table-cell>
          <table:table-cell table:style-name="ce1"/>
          <table:table-cell office:value-type="string" table:style-name="ce1">
            <text:p>KRQECGOASC 38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KLOSA</text:p>
          </table:table-cell>
          <table:table-cell table:style-name="ce1"/>
          <table:table-cell office:value-type="string" table:style-name="ce1">
            <text:p>JKFBCFJR 85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WANOWSKI</text:p>
          </table:table-cell>
          <table:table-cell table:style-name="ce1"/>
          <table:table-cell office:value-type="string" table:style-name="ce1">
            <text:p>PDHUVDZRP 1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YKA</text:p>
          </table:table-cell>
          <table:table-cell table:style-name="ce1"/>
          <table:table-cell office:value-type="string" table:style-name="ce1">
            <text:p>BDPF 26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JNAR</text:p>
          </table:table-cell>
          <table:table-cell table:style-name="ce1"/>
          <table:table-cell office:value-type="string" table:style-name="ce1">
            <text:p>YQLPCT 78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EK</text:p>
          </table:table-cell>
          <table:table-cell table:style-name="ce1"/>
          <table:table-cell office:value-type="string" table:style-name="ce1">
            <text:p>YVOU 46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ZNA</text:p>
          </table:table-cell>
          <table:table-cell table:style-name="ce1"/>
          <table:table-cell office:value-type="string" table:style-name="ce1">
            <text:p>OGRFS 77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ECKI</text:p>
          </table:table-cell>
          <table:table-cell table:style-name="ce1"/>
          <table:table-cell office:value-type="string" table:style-name="ce1">
            <text:p>HPSFDLJ 80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GNER</text:p>
          </table:table-cell>
          <table:table-cell table:style-name="ce1"/>
          <table:table-cell office:value-type="string" table:style-name="ce1">
            <text:p>UCELCP 93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DA</text:p>
          </table:table-cell>
          <table:table-cell table:style-name="ce1"/>
          <table:table-cell office:value-type="string" table:style-name="ce1">
            <text:p>SLIUR 32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BARCZYK</text:p>
          </table:table-cell>
          <table:table-cell table:style-name="ce1"/>
          <table:table-cell office:value-type="string" table:style-name="ce1">
            <text:p>KRUTKVSRD 30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WALEK</text:p>
          </table:table-cell>
          <table:table-cell table:style-name="ce1"/>
          <table:table-cell office:value-type="string" table:style-name="ce1">
            <text:p>RWLPATZ 99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PIORKOWSKI</text:p>
          </table:table-cell>
          <table:table-cell table:style-name="ce1"/>
          <table:table-cell office:value-type="string" table:style-name="ce1">
            <text:p>IVKDJMFJRNFD 9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ABIK</text:p>
          </table:table-cell>
          <table:table-cell table:style-name="ce1"/>
          <table:table-cell office:value-type="string" table:style-name="ce1">
            <text:p>KYHIPR 39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YDLOWSKI</text:p>
          </table:table-cell>
          <table:table-cell table:style-name="ce1"/>
          <table:table-cell office:value-type="string" table:style-name="ce1">
            <text:p>SZYDLOWSKI 85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YSOCKI</text:p>
          </table:table-cell>
          <table:table-cell table:style-name="ce1"/>
          <table:table-cell office:value-type="string" table:style-name="ce1">
            <text:p>EGAWKSQ 62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US</text:p>
          </table:table-cell>
          <table:table-cell table:style-name="ce1"/>
          <table:table-cell office:value-type="string" table:style-name="ce1">
            <text:p>BDGE 32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RZYPCZYNSKI</text:p>
          </table:table-cell>
          <table:table-cell table:style-name="ce1"/>
          <table:table-cell office:value-type="string" table:style-name="ce1">
            <text:p>VNUCBSFCBQVNL 36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LIP</text:p>
          </table:table-cell>
          <table:table-cell table:style-name="ce1"/>
          <table:table-cell office:value-type="string" table:style-name="ce1">
            <text:p>PSVSZ 69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OWICZ</text:p>
          </table:table-cell>
          <table:table-cell table:style-name="ce1"/>
          <table:table-cell office:value-type="string" table:style-name="ce1">
            <text:p>XAXJLTFZW 89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WCZYK</text:p>
          </table:table-cell>
          <table:table-cell table:style-name="ce1"/>
          <table:table-cell office:value-type="string" table:style-name="ce1">
            <text:p>VCLHNKJV 48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GA</text:p>
          </table:table-cell>
          <table:table-cell table:style-name="ce1"/>
          <table:table-cell office:value-type="string" table:style-name="ce1">
            <text:p>YZRL 60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SEWSKI</text:p>
          </table:table-cell>
          <table:table-cell table:style-name="ce1"/>
          <table:table-cell office:value-type="string" table:style-name="ce1">
            <text:p>CZJVNJBZ 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CUR</text:p>
          </table:table-cell>
          <table:table-cell table:style-name="ce1"/>
          <table:table-cell office:value-type="string" table:style-name="ce1">
            <text:p>BFTLI 87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DUNCZYK</text:p>
          </table:table-cell>
          <table:table-cell table:style-name="ce1"/>
          <table:table-cell office:value-type="string" table:style-name="ce1">
            <text:p>KOFYNKJV 11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USZECKI</text:p>
          </table:table-cell>
          <table:table-cell table:style-name="ce1"/>
          <table:table-cell office:value-type="string" table:style-name="ce1">
            <text:p>GRUSZECKI 31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HNO</text:p>
          </table:table-cell>
          <table:table-cell table:style-name="ce1"/>
          <table:table-cell office:value-type="string" table:style-name="ce1">
            <text:p>XTNSYZ 6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LEBOWSKI</text:p>
          </table:table-cell>
          <table:table-cell table:style-name="ce1"/>
          <table:table-cell office:value-type="string" table:style-name="ce1">
            <text:p>MRVOLYGCUS 89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IOL</text:p>
          </table:table-cell>
          <table:table-cell table:style-name="ce1"/>
          <table:table-cell office:value-type="string" table:style-name="ce1">
            <text:p>CKIYEB 92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BSKI</text:p>
          </table:table-cell>
          <table:table-cell table:style-name="ce1"/>
          <table:table-cell office:value-type="string" table:style-name="ce1">
            <text:p>PAJKBTR 10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CZAK</text:p>
          </table:table-cell>
          <table:table-cell table:style-name="ce1"/>
          <table:table-cell office:value-type="string" table:style-name="ce1">
            <text:p>EQTKHIS 99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CZEK</text:p>
          </table:table-cell>
          <table:table-cell table:style-name="ce1"/>
          <table:table-cell office:value-type="string" table:style-name="ce1">
            <text:p>YJLINT 33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P</text:p>
          </table:table-cell>
          <table:table-cell table:style-name="ce1"/>
          <table:table-cell office:value-type="string" table:style-name="ce1">
            <text:p>MPQR 62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ZYNSKI</text:p>
          </table:table-cell>
          <table:table-cell table:style-name="ce1"/>
          <table:table-cell office:value-type="string" table:style-name="ce1">
            <text:p>FNEMLAFXV 9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BIS</text:p>
          </table:table-cell>
          <table:table-cell table:style-name="ce1"/>
          <table:table-cell office:value-type="string" table:style-name="ce1">
            <text:p>WGNUE 95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SNIEWSKI</text:p>
          </table:table-cell>
          <table:table-cell table:style-name="ce1"/>
          <table:table-cell office:value-type="string" table:style-name="ce1">
            <text:p>GNWOJEASOGE 59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A</text:p>
          </table:table-cell>
          <table:table-cell table:style-name="ce1"/>
          <table:table-cell office:value-type="string" table:style-name="ce1">
            <text:p>JUFU 89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GNASIAK</text:p>
          </table:table-cell>
          <table:table-cell table:style-name="ce1"/>
          <table:table-cell office:value-type="string" table:style-name="ce1">
            <text:p>PNUHZPHR 61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UCH</text:p>
          </table:table-cell>
          <table:table-cell table:style-name="ce1"/>
          <table:table-cell office:value-type="string" table:style-name="ce1">
            <text:p>QVEMR 65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SZKIEWICZ</text:p>
          </table:table-cell>
          <table:table-cell table:style-name="ce1"/>
          <table:table-cell office:value-type="string" table:style-name="ce1">
            <text:p>EODVCNLHZLFC 10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TEL</text:p>
          </table:table-cell>
          <table:table-cell table:style-name="ce1"/>
          <table:table-cell office:value-type="string" table:style-name="ce1">
            <text:p>CLGRY 28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SKOLSKI</text:p>
          </table:table-cell>
          <table:table-cell table:style-name="ce1"/>
          <table:table-cell office:value-type="string" table:style-name="ce1">
            <text:p>WNFXBYFXV 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TAK</text:p>
          </table:table-cell>
          <table:table-cell table:style-name="ce1"/>
          <table:table-cell office:value-type="string" table:style-name="ce1">
            <text:p>YZYFP 19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ATAN</text:p>
          </table:table-cell>
          <table:table-cell table:style-name="ce1"/>
          <table:table-cell office:value-type="string" table:style-name="ce1">
            <text:p>RYZSZM 55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STKA</text:p>
          </table:table-cell>
          <table:table-cell table:style-name="ce1"/>
          <table:table-cell office:value-type="string" table:style-name="ce1">
            <text:p>KOSTKA 11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BRYSIAK</text:p>
          </table:table-cell>
          <table:table-cell table:style-name="ce1"/>
          <table:table-cell office:value-type="string" table:style-name="ce1">
            <text:p>YSTJQKASC 45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PORA</text:p>
          </table:table-cell>
          <table:table-cell table:style-name="ce1"/>
          <table:table-cell office:value-type="string" table:style-name="ce1">
            <text:p>IVKJMV 3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ASECKI</text:p>
          </table:table-cell>
          <table:table-cell table:style-name="ce1"/>
          <table:table-cell office:value-type="string" table:style-name="ce1">
            <text:p>VOGYKIQO 3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ASZEWSKI</text:p>
          </table:table-cell>
          <table:table-cell table:style-name="ce1"/>
          <table:table-cell office:value-type="string" table:style-name="ce1">
            <text:p>JRODVCHZVNL 52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WEDA</text:p>
          </table:table-cell>
          <table:table-cell table:style-name="ce1"/>
          <table:table-cell office:value-type="string" table:style-name="ce1">
            <text:p>SZWEDA 19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CHOWICZ</text:p>
          </table:table-cell>
          <table:table-cell table:style-name="ce1"/>
          <table:table-cell office:value-type="string" table:style-name="ce1">
            <text:p>DWUZGOAUR 42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ADYSZ</text:p>
          </table:table-cell>
          <table:table-cell table:style-name="ce1"/>
          <table:table-cell office:value-type="string" table:style-name="ce1">
            <text:p>AFUXSMT 86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ZAK</text:p>
          </table:table-cell>
          <table:table-cell table:style-name="ce1"/>
          <table:table-cell office:value-type="string" table:style-name="ce1">
            <text:p>XQYVWG 9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SOWSKI</text:p>
          </table:table-cell>
          <table:table-cell table:style-name="ce1"/>
          <table:table-cell office:value-type="string" table:style-name="ce1">
            <text:p>NRVRZVNL 15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GUSKI</text:p>
          </table:table-cell>
          <table:table-cell table:style-name="ce1"/>
          <table:table-cell office:value-type="string" table:style-name="ce1">
            <text:p>DASGEWU 19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H</text:p>
          </table:table-cell>
          <table:table-cell table:style-name="ce1"/>
          <table:table-cell office:value-type="string" table:style-name="ce1">
            <text:p>ZOQV 4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OSOWSKI</text:p>
          </table:table-cell>
          <table:table-cell table:style-name="ce1"/>
          <table:table-cell office:value-type="string" table:style-name="ce1">
            <text:p>LMPTPXTLJ 99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NECKI</text:p>
          </table:table-cell>
          <table:table-cell table:style-name="ce1"/>
          <table:table-cell office:value-type="string" table:style-name="ce1">
            <text:p>IQHDUSAY 20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AK</text:p>
          </table:table-cell>
          <table:table-cell table:style-name="ce1"/>
          <table:table-cell office:value-type="string" table:style-name="ce1">
            <text:p>MQXH 36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CZ</text:p>
          </table:table-cell>
          <table:table-cell table:style-name="ce1"/>
          <table:table-cell office:value-type="string" table:style-name="ce1">
            <text:p>DBKMJ 85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WINSKI</text:p>
          </table:table-cell>
          <table:table-cell table:style-name="ce1"/>
          <table:table-cell office:value-type="string" table:style-name="ce1">
            <text:p>BCJFRWBTR 55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LYNSKI</text:p>
          </table:table-cell>
          <table:table-cell table:style-name="ce1"/>
          <table:table-cell office:value-type="string" table:style-name="ce1">
            <text:p>KJWLQIG 22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JTKOWIAK</text:p>
          </table:table-cell>
          <table:table-cell table:style-name="ce1"/>
          <table:table-cell office:value-type="string" table:style-name="ce1">
            <text:p>UMHRIMUGYI 9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ZEMIEN</text:p>
          </table:table-cell>
          <table:table-cell table:style-name="ce1"/>
          <table:table-cell office:value-type="string" table:style-name="ce1">
            <text:p>MTBGOKGP 97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HALEK</text:p>
          </table:table-cell>
          <table:table-cell table:style-name="ce1"/>
          <table:table-cell office:value-type="string" table:style-name="ce1">
            <text:p>QMGLEPIO 76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CZONKA</text:p>
          </table:table-cell>
          <table:table-cell table:style-name="ce1"/>
          <table:table-cell office:value-type="string" table:style-name="ce1">
            <text:p>VOKIFUTQG 72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MOWSKI</text:p>
          </table:table-cell>
          <table:table-cell table:style-name="ce1"/>
          <table:table-cell office:value-type="string" table:style-name="ce1">
            <text:p>XGIQMEC 79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PIEL</text:p>
          </table:table-cell>
          <table:table-cell table:style-name="ce1"/>
          <table:table-cell office:value-type="string" table:style-name="ce1">
            <text:p>ONOHDK 81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IMA</text:p>
          </table:table-cell>
          <table:table-cell table:style-name="ce1"/>
          <table:table-cell office:value-type="string" table:style-name="ce1">
            <text:p>VWTXL 93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ZESZUTEK</text:p>
          </table:table-cell>
          <table:table-cell table:style-name="ce1"/>
          <table:table-cell office:value-type="string" table:style-name="ce1">
            <text:p>TBGUBWVGM 27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OGOSZ</text:p>
          </table:table-cell>
          <table:table-cell table:style-name="ce1"/>
          <table:table-cell office:value-type="string" table:style-name="ce1">
            <text:p>ZNKCKOV 22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BUZ</text:p>
          </table:table-cell>
          <table:table-cell table:style-name="ce1"/>
          <table:table-cell office:value-type="string" table:style-name="ce1">
            <text:p>ODEXC 87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ELGOSZ</text:p>
          </table:table-cell>
          <table:table-cell table:style-name="ce1"/>
          <table:table-cell office:value-type="string" table:style-name="ce1">
            <text:p>DPLSNVZG 3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LODZIEJCZAK</text:p>
          </table:table-cell>
          <table:table-cell table:style-name="ce1"/>
          <table:table-cell office:value-type="string" table:style-name="ce1">
            <text:p>RVSVKGPLQJGHR 4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ROWINSKI</text:p>
          </table:table-cell>
          <table:table-cell table:style-name="ce1"/>
          <table:table-cell office:value-type="string" table:style-name="ce1">
            <text:p>UZWEQVASQ 54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OSZ</text:p>
          </table:table-cell>
          <table:table-cell table:style-name="ce1"/>
          <table:table-cell office:value-type="string" table:style-name="ce1">
            <text:p>WNEBFM 6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C</text:p>
          </table:table-cell>
          <table:table-cell table:style-name="ce1"/>
          <table:table-cell office:value-type="string" table:style-name="ce1">
            <text:p>DGA 53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BIS</text:p>
          </table:table-cell>
          <table:table-cell table:style-name="ce1"/>
          <table:table-cell office:value-type="string" table:style-name="ce1">
            <text:p>FPWDN 7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YGAS</text:p>
          </table:table-cell>
          <table:table-cell table:style-name="ce1"/>
          <table:table-cell office:value-type="string" table:style-name="ce1">
            <text:p>GBJDV 2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NIECZNA</text:p>
          </table:table-cell>
          <table:table-cell table:style-name="ce1"/>
          <table:table-cell office:value-type="string" table:style-name="ce1">
            <text:p>BFEZVTQER 45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ASIEWICZ</text:p>
          </table:table-cell>
          <table:table-cell table:style-name="ce1"/>
          <table:table-cell office:value-type="string" table:style-name="ce1">
            <text:p>TJAJBRNFRLI 35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SZALKA</text:p>
          </table:table-cell>
          <table:table-cell table:style-name="ce1"/>
          <table:table-cell office:value-type="string" table:style-name="ce1">
            <text:p>NRVCDOND 45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CER</text:p>
          </table:table-cell>
          <table:table-cell table:style-name="ce1"/>
          <table:table-cell office:value-type="string" table:style-name="ce1">
            <text:p>RQBSUH 9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ZYBYL</text:p>
          </table:table-cell>
          <table:table-cell table:style-name="ce1"/>
          <table:table-cell office:value-type="string" table:style-name="ce1">
            <text:p>IKSRURE 10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P</text:p>
          </table:table-cell>
          <table:table-cell table:style-name="ce1"/>
          <table:table-cell office:value-type="string" table:style-name="ce1">
            <text:p>CSJH 70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LA</text:p>
          </table:table-cell>
          <table:table-cell table:style-name="ce1"/>
          <table:table-cell office:value-type="string" table:style-name="ce1">
            <text:p>XQMTI 2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BCZYK</text:p>
          </table:table-cell>
          <table:table-cell table:style-name="ce1"/>
          <table:table-cell office:value-type="string" table:style-name="ce1">
            <text:p>SOBCZYK 93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CHNIK</text:p>
          </table:table-cell>
          <table:table-cell table:style-name="ce1"/>
          <table:table-cell office:value-type="string" table:style-name="ce1">
            <text:p>NGCAFLGI 57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PUSTA</text:p>
          </table:table-cell>
          <table:table-cell table:style-name="ce1"/>
          <table:table-cell office:value-type="string" table:style-name="ce1">
            <text:p>MCRWUVC 68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DNA</text:p>
          </table:table-cell>
          <table:table-cell table:style-name="ce1"/>
          <table:table-cell office:value-type="string" table:style-name="ce1">
            <text:p>ATCMZ 9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ECZKA</text:p>
          </table:table-cell>
          <table:table-cell table:style-name="ce1"/>
          <table:table-cell office:value-type="string" table:style-name="ce1">
            <text:p>BRNLITJ 34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LUPKA</text:p>
          </table:table-cell>
          <table:table-cell table:style-name="ce1"/>
          <table:table-cell office:value-type="string" table:style-name="ce1">
            <text:p>QVOZIDYO 69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JCICKI</text:p>
          </table:table-cell>
          <table:table-cell table:style-name="ce1"/>
          <table:table-cell office:value-type="string" table:style-name="ce1">
            <text:p>RJEXDXFD 83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CZANOWSKI</text:p>
          </table:table-cell>
          <table:table-cell table:style-name="ce1"/>
          <table:table-cell office:value-type="string" table:style-name="ce1">
            <text:p>IYAXYLMUQIG 17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JDA</text:p>
          </table:table-cell>
          <table:table-cell table:style-name="ce1"/>
          <table:table-cell office:value-type="string" table:style-name="ce1">
            <text:p>LDYSP 38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ASZEWICZ</text:p>
          </table:table-cell>
          <table:table-cell table:style-name="ce1"/>
          <table:table-cell office:value-type="string" table:style-name="ce1">
            <text:p>WRPDVCHZLFC 25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KOWSKI</text:p>
          </table:table-cell>
          <table:table-cell table:style-name="ce1"/>
          <table:table-cell office:value-type="string" table:style-name="ce1">
            <text:p>WDMWAIEWU 91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WADA</text:p>
          </table:table-cell>
          <table:table-cell table:style-name="ce1"/>
          <table:table-cell office:value-type="string" table:style-name="ce1">
            <text:p>BCYCFC 34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OLIMOWSKI</text:p>
          </table:table-cell>
          <table:table-cell table:style-name="ce1"/>
          <table:table-cell office:value-type="string" table:style-name="ce1">
            <text:p>QIMJGKMUQIG 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DCZAK</text:p>
          </table:table-cell>
          <table:table-cell table:style-name="ce1"/>
          <table:table-cell office:value-type="string" table:style-name="ce1">
            <text:p>WNQPMNX 26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UPIEN</text:p>
          </table:table-cell>
          <table:table-cell table:style-name="ce1"/>
          <table:table-cell office:value-type="string" table:style-name="ce1">
            <text:p>DVFATPY 87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CZUK</text:p>
          </table:table-cell>
          <table:table-cell table:style-name="ce1"/>
          <table:table-cell office:value-type="string" table:style-name="ce1">
            <text:p>XSQGDYO 63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TARZ</text:p>
          </table:table-cell>
          <table:table-cell table:style-name="ce1"/>
          <table:table-cell office:value-type="string" table:style-name="ce1">
            <text:p>XNYFWE 93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NKOWSKI</text:p>
          </table:table-cell>
          <table:table-cell table:style-name="ce1"/>
          <table:table-cell office:value-type="string" table:style-name="ce1">
            <text:p>ZGLIMUQIG 4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BORSKI</text:p>
          </table:table-cell>
          <table:table-cell table:style-name="ce1"/>
          <table:table-cell office:value-type="string" table:style-name="ce1">
            <text:p>NOPCFGYW 20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IARCZYK</text:p>
          </table:table-cell>
          <table:table-cell table:style-name="ce1"/>
          <table:table-cell office:value-type="string" table:style-name="ce1">
            <text:p>YKPKCTEBAM 23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BROWA</text:p>
          </table:table-cell>
          <table:table-cell table:style-name="ce1"/>
          <table:table-cell office:value-type="string" table:style-name="ce1">
            <text:p>SPQGDLP 53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CHENEK</text:p>
          </table:table-cell>
          <table:table-cell table:style-name="ce1"/>
          <table:table-cell office:value-type="string" table:style-name="ce1">
            <text:p>ANBGDMDJ 6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USTER</text:p>
          </table:table-cell>
          <table:table-cell table:style-name="ce1"/>
          <table:table-cell office:value-type="string" table:style-name="ce1">
            <text:p>UBWUVGT 7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OWICZ</text:p>
          </table:table-cell>
          <table:table-cell table:style-name="ce1"/>
          <table:table-cell office:value-type="string" table:style-name="ce1">
            <text:p>NERSAMGD 7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YPYCH</text:p>
          </table:table-cell>
          <table:table-cell table:style-name="ce1"/>
          <table:table-cell office:value-type="string" table:style-name="ce1">
            <text:p>JLCLPU 98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BOCINSKI</text:p>
          </table:table-cell>
          <table:table-cell table:style-name="ce1"/>
          <table:table-cell office:value-type="string" table:style-name="ce1">
            <text:p>GCPCQWBGYW 56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ORUPKA</text:p>
          </table:table-cell>
          <table:table-cell table:style-name="ce1"/>
          <table:table-cell office:value-type="string" table:style-name="ce1">
            <text:p>WOSVYTOE 75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GIELSKI</text:p>
          </table:table-cell>
          <table:table-cell table:style-name="ce1"/>
          <table:table-cell office:value-type="string" table:style-name="ce1">
            <text:p>MTBDZGNFD 20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NK</text:p>
          </table:table-cell>
          <table:table-cell table:style-name="ce1"/>
          <table:table-cell office:value-type="string" table:style-name="ce1">
            <text:p>KXWT 50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CISLO</text:p>
          </table:table-cell>
          <table:table-cell table:style-name="ce1"/>
          <table:table-cell office:value-type="string" table:style-name="ce1">
            <text:p>VBHRKN 54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ZEJAK</text:p>
          </table:table-cell>
          <table:table-cell table:style-name="ce1"/>
          <table:table-cell office:value-type="string" table:style-name="ce1">
            <text:p>GTJXFKPGQ 3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BAN</text:p>
          </table:table-cell>
          <table:table-cell table:style-name="ce1"/>
          <table:table-cell office:value-type="string" table:style-name="ce1">
            <text:p>DAKJW 8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WORYTA</text:p>
          </table:table-cell>
          <table:table-cell table:style-name="ce1"/>
          <table:table-cell office:value-type="string" table:style-name="ce1">
            <text:p>DEMEHOJQ 27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TYLA</text:p>
          </table:table-cell>
          <table:table-cell table:style-name="ce1"/>
          <table:table-cell office:value-type="string" table:style-name="ce1">
            <text:p>QAZERG 97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CZERBINSKI</text:p>
          </table:table-cell>
          <table:table-cell table:style-name="ce1"/>
          <table:table-cell office:value-type="string" table:style-name="ce1">
            <text:p>KRURWJTAFKCA 6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ADA</text:p>
          </table:table-cell>
          <table:table-cell table:style-name="ce1"/>
          <table:table-cell office:value-type="string" table:style-name="ce1">
            <text:p>MLOXAX 12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JKOWSKI</text:p>
          </table:table-cell>
          <table:table-cell table:style-name="ce1"/>
          <table:table-cell office:value-type="string" table:style-name="ce1">
            <text:p>UVEFJRNFD 80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OSZ</text:p>
          </table:table-cell>
          <table:table-cell table:style-name="ce1"/>
          <table:table-cell office:value-type="string" table:style-name="ce1">
            <text:p>GTZUYF 63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BOROWSKI</text:p>
          </table:table-cell>
          <table:table-cell table:style-name="ce1"/>
          <table:table-cell office:value-type="string" table:style-name="ce1">
            <text:p>GIVYVDZRP 7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SKI</text:p>
          </table:table-cell>
          <table:table-cell table:style-name="ce1"/>
          <table:table-cell office:value-type="string" table:style-name="ce1">
            <text:p>PVPHF 23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TAK</text:p>
          </table:table-cell>
          <table:table-cell table:style-name="ce1"/>
          <table:table-cell office:value-type="string" table:style-name="ce1">
            <text:p>QJFUBL 5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MINSKI</text:p>
          </table:table-cell>
          <table:table-cell table:style-name="ce1"/>
          <table:table-cell office:value-type="string" table:style-name="ce1">
            <text:p>LZRNSXPN 37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MZALSKI</text:p>
          </table:table-cell>
          <table:table-cell table:style-name="ce1"/>
          <table:table-cell office:value-type="string" table:style-name="ce1">
            <text:p>EPNABMTLJ 80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ZCZYNSKI</text:p>
          </table:table-cell>
          <table:table-cell table:style-name="ce1"/>
          <table:table-cell office:value-type="string" table:style-name="ce1">
            <text:p>OHVCFCBQVNL 74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KO</text:p>
          </table:table-cell>
          <table:table-cell table:style-name="ce1"/>
          <table:table-cell office:value-type="string" table:style-name="ce1">
            <text:p>UTMDH 96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L</text:p>
          </table:table-cell>
          <table:table-cell table:style-name="ce1"/>
          <table:table-cell office:value-type="string" table:style-name="ce1">
            <text:p>AQXK 72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BEDZKI</text:p>
          </table:table-cell>
          <table:table-cell table:style-name="ce1"/>
          <table:table-cell office:value-type="string" table:style-name="ce1">
            <text:p>QFGJIEPN 94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H</text:p>
          </table:table-cell>
          <table:table-cell table:style-name="ce1"/>
          <table:table-cell office:value-type="string" table:style-name="ce1">
            <text:p>YMOT 73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OZDZ</text:p>
          </table:table-cell>
          <table:table-cell table:style-name="ce1"/>
          <table:table-cell office:value-type="string" table:style-name="ce1">
            <text:p>SGDOSO 12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JAK</text:p>
          </table:table-cell>
          <table:table-cell table:style-name="ce1"/>
          <table:table-cell office:value-type="string" table:style-name="ce1">
            <text:p>RKZQA 97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POWSKI</text:p>
          </table:table-cell>
          <table:table-cell table:style-name="ce1"/>
          <table:table-cell office:value-type="string" table:style-name="ce1">
            <text:p>JGNMUQIG 15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MIEC</text:p>
          </table:table-cell>
          <table:table-cell table:style-name="ce1"/>
          <table:table-cell office:value-type="string" table:style-name="ce1">
            <text:p>FHDZX 70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RON</text:p>
          </table:table-cell>
          <table:table-cell table:style-name="ce1"/>
          <table:table-cell office:value-type="string" table:style-name="ce1">
            <text:p>EZQNM 93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EWCZUK</text:p>
          </table:table-cell>
          <table:table-cell table:style-name="ce1"/>
          <table:table-cell office:value-type="string" table:style-name="ce1">
            <text:p>ZGLDJGBR 13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UDZINSKI</text:p>
          </table:table-cell>
          <table:table-cell table:style-name="ce1"/>
          <table:table-cell office:value-type="string" table:style-name="ce1">
            <text:p>ZKNWSBGLDB 51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IELEWICZ</text:p>
          </table:table-cell>
          <table:table-cell table:style-name="ce1"/>
          <table:table-cell office:value-type="string" table:style-name="ce1">
            <text:p>ROBWSZSKWQN 17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HALEWICZ</text:p>
          </table:table-cell>
          <table:table-cell table:style-name="ce1"/>
          <table:table-cell office:value-type="string" table:style-name="ce1">
            <text:p>JFZEXIBTFZW 23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MORSKI</text:p>
          </table:table-cell>
          <table:table-cell table:style-name="ce1"/>
          <table:table-cell office:value-type="string" table:style-name="ce1">
            <text:p>KJHJMNFD 4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TRUSZKA</text:p>
          </table:table-cell>
          <table:table-cell table:style-name="ce1"/>
          <table:table-cell office:value-type="string" table:style-name="ce1">
            <text:p>IBXMKNLSDT 40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KOSZ</text:p>
          </table:table-cell>
          <table:table-cell table:style-name="ce1"/>
          <table:table-cell office:value-type="string" table:style-name="ce1">
            <text:p>IFBFJQ 13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LEGA</text:p>
          </table:table-cell>
          <table:table-cell table:style-name="ce1"/>
          <table:table-cell office:value-type="string" table:style-name="ce1">
            <text:p>OZWPRL 94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AK</text:p>
          </table:table-cell>
          <table:table-cell table:style-name="ce1"/>
          <table:table-cell office:value-type="string" table:style-name="ce1">
            <text:p>CIXH 17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AB</text:p>
          </table:table-cell>
          <table:table-cell table:style-name="ce1"/>
          <table:table-cell office:value-type="string" table:style-name="ce1">
            <text:p>WEBQR 76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SKI</text:p>
          </table:table-cell>
          <table:table-cell table:style-name="ce1"/>
          <table:table-cell office:value-type="string" table:style-name="ce1">
            <text:p>EGDKCA 51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JEWSKI</text:p>
          </table:table-cell>
          <table:table-cell table:style-name="ce1"/>
          <table:table-cell office:value-type="string" table:style-name="ce1">
            <text:p>ZNWRJFXV 32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SZOLEK</text:p>
          </table:table-cell>
          <table:table-cell table:style-name="ce1"/>
          <table:table-cell office:value-type="string" table:style-name="ce1">
            <text:p>UQXMJCI 49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BOWSKI</text:p>
          </table:table-cell>
          <table:table-cell table:style-name="ce1"/>
          <table:table-cell office:value-type="string" table:style-name="ce1">
            <text:p>ERERZVNL 55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MISZEWSKI</text:p>
          </table:table-cell>
          <table:table-cell table:style-name="ce1"/>
          <table:table-cell office:value-type="string" table:style-name="ce1">
            <text:p>XKSOYFKCYQO 61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EDZ</text:p>
          </table:table-cell>
          <table:table-cell table:style-name="ce1"/>
          <table:table-cell office:value-type="string" table:style-name="ce1">
            <text:p>CVONJ 32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LEWSKI</text:p>
          </table:table-cell>
          <table:table-cell table:style-name="ce1"/>
          <table:table-cell office:value-type="string" table:style-name="ce1">
            <text:p>LMXQIEWU 1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EWIADOMSKI</text:p>
          </table:table-cell>
          <table:table-cell table:style-name="ce1"/>
          <table:table-cell office:value-type="string" table:style-name="ce1">
            <text:p>OJFXJBEPNTLJ 9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BEK</text:p>
          </table:table-cell>
          <table:table-cell table:style-name="ce1"/>
          <table:table-cell office:value-type="string" table:style-name="ce1">
            <text:p>IJKNT 93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DAK</text:p>
          </table:table-cell>
          <table:table-cell table:style-name="ce1"/>
          <table:table-cell office:value-type="string" table:style-name="ce1">
            <text:p>PMEBL 86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KLARSKI</text:p>
          </table:table-cell>
          <table:table-cell table:style-name="ce1"/>
          <table:table-cell office:value-type="string" table:style-name="ce1">
            <text:p>ZGRSHYZRP 17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ASIM</text:p>
          </table:table-cell>
          <table:table-cell table:style-name="ce1"/>
          <table:table-cell office:value-type="string" table:style-name="ce1">
            <text:p>RKBKCSW 12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ROWKA</text:p>
          </table:table-cell>
          <table:table-cell table:style-name="ce1"/>
          <table:table-cell office:value-type="string" table:style-name="ce1">
            <text:p>JOLTHX 31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EBSKI</text:p>
          </table:table-cell>
          <table:table-cell table:style-name="ce1"/>
          <table:table-cell office:value-type="string" table:style-name="ce1">
            <text:p>LKNAXOGE 34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KULA</text:p>
          </table:table-cell>
          <table:table-cell table:style-name="ce1"/>
          <table:table-cell office:value-type="string" table:style-name="ce1">
            <text:p>DZBLCR 39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OSIK</text:p>
          </table:table-cell>
          <table:table-cell table:style-name="ce1"/>
          <table:table-cell office:value-type="string" table:style-name="ce1">
            <text:p>OBHCGWY 70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JDA</text:p>
          </table:table-cell>
          <table:table-cell table:style-name="ce1"/>
          <table:table-cell office:value-type="string" table:style-name="ce1">
            <text:p>ZDMGD 95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IKOWSKI</text:p>
          </table:table-cell>
          <table:table-cell table:style-name="ce1"/>
          <table:table-cell office:value-type="string" table:style-name="ce1">
            <text:p>XLYTVZHDVT 53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KIEWICZ</text:p>
          </table:table-cell>
          <table:table-cell table:style-name="ce1"/>
          <table:table-cell office:value-type="string" table:style-name="ce1">
            <text:p>HVMFDZRDXU 58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GIELLO</text:p>
          </table:table-cell>
          <table:table-cell table:style-name="ce1"/>
          <table:table-cell office:value-type="string" table:style-name="ce1">
            <text:p>DUACYFFI 1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CUCH</text:p>
          </table:table-cell>
          <table:table-cell table:style-name="ce1"/>
          <table:table-cell office:value-type="string" table:style-name="ce1">
            <text:p>FYUSKSX 6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JA</text:p>
          </table:table-cell>
          <table:table-cell table:style-name="ce1"/>
          <table:table-cell office:value-type="string" table:style-name="ce1">
            <text:p>TPKB 62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CZYNSKI</text:p>
          </table:table-cell>
          <table:table-cell table:style-name="ce1"/>
          <table:table-cell office:value-type="string" table:style-name="ce1">
            <text:p>YGJURQFKCA 85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IMEK</text:p>
          </table:table-cell>
          <table:table-cell table:style-name="ce1"/>
          <table:table-cell office:value-type="string" table:style-name="ce1">
            <text:p>LMJNFL 22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ELEWCZYK</text:p>
          </table:table-cell>
          <table:table-cell table:style-name="ce1"/>
          <table:table-cell office:value-type="string" table:style-name="ce1">
            <text:p>HDZGZRXUTF 8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CZEK</text:p>
          </table:table-cell>
          <table:table-cell table:style-name="ce1"/>
          <table:table-cell office:value-type="string" table:style-name="ce1">
            <text:p>SODFCHN 32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KI</text:p>
          </table:table-cell>
          <table:table-cell table:style-name="ce1"/>
          <table:table-cell office:value-type="string" table:style-name="ce1">
            <text:p>YNPXV 98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WIAZDA</text:p>
          </table:table-cell>
          <table:table-cell table:style-name="ce1"/>
          <table:table-cell office:value-type="string" table:style-name="ce1">
            <text:p>QGSKJNK 89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YMANIAK</text:p>
          </table:table-cell>
          <table:table-cell table:style-name="ce1"/>
          <table:table-cell office:value-type="string" table:style-name="ce1">
            <text:p>DKJXLYTLV 89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POWSKI</text:p>
          </table:table-cell>
          <table:table-cell table:style-name="ce1"/>
          <table:table-cell office:value-type="string" table:style-name="ce1">
            <text:p>YXYXFBTR 22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WEK</text:p>
          </table:table-cell>
          <table:table-cell table:style-name="ce1"/>
          <table:table-cell office:value-type="string" table:style-name="ce1">
            <text:p>FVJRX 62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NEK</text:p>
          </table:table-cell>
          <table:table-cell table:style-name="ce1"/>
          <table:table-cell office:value-type="string" table:style-name="ce1">
            <text:p>XEJAG 54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AS</text:p>
          </table:table-cell>
          <table:table-cell table:style-name="ce1"/>
          <table:table-cell office:value-type="string" table:style-name="ce1">
            <text:p>SIZIA 75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PKA</text:p>
          </table:table-cell>
          <table:table-cell table:style-name="ce1"/>
          <table:table-cell office:value-type="string" table:style-name="ce1">
            <text:p>HRMHX 45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EK</text:p>
          </table:table-cell>
          <table:table-cell table:style-name="ce1"/>
          <table:table-cell office:value-type="string" table:style-name="ce1">
            <text:p>IZMDJ 52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KUBIAK</text:p>
          </table:table-cell>
          <table:table-cell table:style-name="ce1"/>
          <table:table-cell office:value-type="string" table:style-name="ce1">
            <text:p>PGQAHOGQ 40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WARZ</text:p>
          </table:table-cell>
          <table:table-cell table:style-name="ce1"/>
          <table:table-cell office:value-type="string" table:style-name="ce1">
            <text:p>MNUQULT 79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KS</text:p>
          </table:table-cell>
          <table:table-cell table:style-name="ce1"/>
          <table:table-cell office:value-type="string" table:style-name="ce1">
            <text:p>ZIEM 16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RMACZ</text:p>
          </table:table-cell>
          <table:table-cell table:style-name="ce1"/>
          <table:table-cell office:value-type="string" table:style-name="ce1">
            <text:p>UWTOCEB 49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YMONIAK</text:p>
          </table:table-cell>
          <table:table-cell table:style-name="ce1"/>
          <table:table-cell office:value-type="string" table:style-name="ce1">
            <text:p>JQPDFEZRB 44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BACKI</text:p>
          </table:table-cell>
          <table:table-cell table:style-name="ce1"/>
          <table:table-cell office:value-type="string" table:style-name="ce1">
            <text:p>XEHGIQO 38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UCH</text:p>
          </table:table-cell>
          <table:table-cell table:style-name="ce1"/>
          <table:table-cell office:value-type="string" table:style-name="ce1">
            <text:p>YCEMR 34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NECKI</text:p>
          </table:table-cell>
          <table:table-cell table:style-name="ce1"/>
          <table:table-cell office:value-type="string" table:style-name="ce1">
            <text:p>FJIZXFD 75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ORKOWSKI</text:p>
          </table:table-cell>
          <table:table-cell table:style-name="ce1"/>
          <table:table-cell office:value-type="string" table:style-name="ce1">
            <text:p>GZFIBFNJBZ 8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CHROWSKI</text:p>
          </table:table-cell>
          <table:table-cell table:style-name="ce1"/>
          <table:table-cell office:value-type="string" table:style-name="ce1">
            <text:p>XJDISPXTLJ 28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DOROWICZ</text:p>
          </table:table-cell>
          <table:table-cell table:style-name="ce1"/>
          <table:table-cell office:value-type="string" table:style-name="ce1">
            <text:p>AZYJMJRDXU 34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DNIK</text:p>
          </table:table-cell>
          <table:table-cell table:style-name="ce1"/>
          <table:table-cell office:value-type="string" table:style-name="ce1">
            <text:p>UXGQLN 8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ZEK</text:p>
          </table:table-cell>
          <table:table-cell table:style-name="ce1"/>
          <table:table-cell office:value-type="string" table:style-name="ce1">
            <text:p>PFCNSY 62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S</text:p>
          </table:table-cell>
          <table:table-cell table:style-name="ce1"/>
          <table:table-cell office:value-type="string" table:style-name="ce1">
            <text:p>ELF 33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SIAK</text:p>
          </table:table-cell>
          <table:table-cell table:style-name="ce1"/>
          <table:table-cell office:value-type="string" table:style-name="ce1">
            <text:p>TPZPHR 99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DEL</text:p>
          </table:table-cell>
          <table:table-cell table:style-name="ce1"/>
          <table:table-cell office:value-type="string" table:style-name="ce1">
            <text:p>HZIYZG 23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LTYN</text:p>
          </table:table-cell>
          <table:table-cell table:style-name="ce1"/>
          <table:table-cell office:value-type="string" table:style-name="ce1">
            <text:p>ZIFNSH 30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KIEWICZ</text:p>
          </table:table-cell>
          <table:table-cell table:style-name="ce1"/>
          <table:table-cell office:value-type="string" table:style-name="ce1">
            <text:p>LZBJHDVHBY 56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LCZYCKI</text:p>
          </table:table-cell>
          <table:table-cell table:style-name="ce1"/>
          <table:table-cell office:value-type="string" table:style-name="ce1">
            <text:p>AKBSPOSAY 20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LARZ</text:p>
          </table:table-cell>
          <table:table-cell table:style-name="ce1"/>
          <table:table-cell office:value-type="string" table:style-name="ce1">
            <text:p>JKFCRIQ 70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SIAK</text:p>
          </table:table-cell>
          <table:table-cell table:style-name="ce1"/>
          <table:table-cell office:value-type="string" table:style-name="ce1">
            <text:p>WVIVNDVF 33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JEK</text:p>
          </table:table-cell>
          <table:table-cell table:style-name="ce1"/>
          <table:table-cell office:value-type="string" table:style-name="ce1">
            <text:p>BYTOU 79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ERA</text:p>
          </table:table-cell>
          <table:table-cell table:style-name="ce1"/>
          <table:table-cell office:value-type="string" table:style-name="ce1">
            <text:p>UWSFO 51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YGIER</text:p>
          </table:table-cell>
          <table:table-cell table:style-name="ce1"/>
          <table:table-cell office:value-type="string" table:style-name="ce1">
            <text:p>MTAIKGT 86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NCARZ</text:p>
          </table:table-cell>
          <table:table-cell table:style-name="ce1"/>
          <table:table-cell office:value-type="string" table:style-name="ce1">
            <text:p>FZMBZQY 84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CZAK</text:p>
          </table:table-cell>
          <table:table-cell table:style-name="ce1"/>
          <table:table-cell office:value-type="string" table:style-name="ce1">
            <text:p>UTKVSTD 31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TA</text:p>
          </table:table-cell>
          <table:table-cell table:style-name="ce1"/>
          <table:table-cell office:value-type="string" table:style-name="ce1">
            <text:p>YEZG 85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ROWIEC</text:p>
          </table:table-cell>
          <table:table-cell table:style-name="ce1"/>
          <table:table-cell office:value-type="string" table:style-name="ce1">
            <text:p>IKHEMYUS 25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ZAPIEWSKI</text:p>
          </table:table-cell>
          <table:table-cell table:style-name="ce1"/>
          <table:table-cell office:value-type="string" table:style-name="ce1">
            <text:p>CZAPIEWSKI 1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FANIAK</text:p>
          </table:table-cell>
          <table:table-cell table:style-name="ce1"/>
          <table:table-cell office:value-type="string" table:style-name="ce1">
            <text:p>NOZAVIDVF 24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GDANSKI</text:p>
          </table:table-cell>
          <table:table-cell table:style-name="ce1"/>
          <table:table-cell office:value-type="string" table:style-name="ce1">
            <text:p>BOGDANSKI 44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KSANDROWICZ</text:p>
          </table:table-cell>
          <table:table-cell table:style-name="ce1"/>
          <table:table-cell office:value-type="string" table:style-name="ce1">
            <text:p>QBUAIQDTHEMYSP 95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ABEK</text:p>
          </table:table-cell>
          <table:table-cell table:style-name="ce1"/>
          <table:table-cell office:value-type="string" table:style-name="ce1">
            <text:p>GUDEHN 95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ERA</text:p>
          </table:table-cell>
          <table:table-cell table:style-name="ce1"/>
          <table:table-cell office:value-type="string" table:style-name="ce1">
            <text:p>QYXOBK 37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KULA</text:p>
          </table:table-cell>
          <table:table-cell table:style-name="ce1"/>
          <table:table-cell office:value-type="string" table:style-name="ce1">
            <text:p>FYAKBQ 52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CZEK</text:p>
          </table:table-cell>
          <table:table-cell table:style-name="ce1"/>
          <table:table-cell office:value-type="string" table:style-name="ce1">
            <text:p>AXBYDJ 29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ARZYNSKI</text:p>
          </table:table-cell>
          <table:table-cell table:style-name="ce1"/>
          <table:table-cell office:value-type="string" table:style-name="ce1">
            <text:p>CUKBJIXCUS 82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YSEK</text:p>
          </table:table-cell>
          <table:table-cell table:style-name="ce1"/>
          <table:table-cell office:value-type="string" table:style-name="ce1">
            <text:p>ZNGLFRX 4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YBOWSKI</text:p>
          </table:table-cell>
          <table:table-cell table:style-name="ce1"/>
          <table:table-cell office:value-type="string" table:style-name="ce1">
            <text:p>AVYLTPHF 6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RKOWSKI</text:p>
          </table:table-cell>
          <table:table-cell table:style-name="ce1"/>
          <table:table-cell office:value-type="string" table:style-name="ce1">
            <text:p>ISPIMUQIG 45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K</text:p>
          </table:table-cell>
          <table:table-cell table:style-name="ce1"/>
          <table:table-cell office:value-type="string" table:style-name="ce1">
            <text:p>OTJ 10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DECKI</text:p>
          </table:table-cell>
          <table:table-cell table:style-name="ce1"/>
          <table:table-cell office:value-type="string" table:style-name="ce1">
            <text:p>CUJKIQO 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K</text:p>
          </table:table-cell>
          <table:table-cell table:style-name="ce1"/>
          <table:table-cell office:value-type="string" table:style-name="ce1">
            <text:p>UHN 35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YNIAK</text:p>
          </table:table-cell>
          <table:table-cell table:style-name="ce1"/>
          <table:table-cell office:value-type="string" table:style-name="ce1">
            <text:p>YMDFKZUMW 9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CHURA</text:p>
          </table:table-cell>
          <table:table-cell table:style-name="ce1"/>
          <table:table-cell office:value-type="string" table:style-name="ce1">
            <text:p>ABIKPCZI 20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ZYWICKI</text:p>
          </table:table-cell>
          <table:table-cell table:style-name="ce1"/>
          <table:table-cell office:value-type="string" table:style-name="ce1">
            <text:p>FMUTRDXFD 2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ISZ</text:p>
          </table:table-cell>
          <table:table-cell table:style-name="ce1"/>
          <table:table-cell office:value-type="string" table:style-name="ce1">
            <text:p>KLSFAKR 97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AFRANSKI</text:p>
          </table:table-cell>
          <table:table-cell table:style-name="ce1"/>
          <table:table-cell office:value-type="string" table:style-name="ce1">
            <text:p>WDEJVERWOM 99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KOWSKI</text:p>
          </table:table-cell>
          <table:table-cell table:style-name="ce1"/>
          <table:table-cell office:value-type="string" table:style-name="ce1">
            <text:p>FSYCKGYW 90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KA</text:p>
          </table:table-cell>
          <table:table-cell table:style-name="ce1"/>
          <table:table-cell office:value-type="string" table:style-name="ce1">
            <text:p>FBDT 23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NDT</text:p>
          </table:table-cell>
          <table:table-cell table:style-name="ce1"/>
          <table:table-cell office:value-type="string" table:style-name="ce1">
            <text:p>EUDQGW 48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JALSKI</text:p>
          </table:table-cell>
          <table:table-cell table:style-name="ce1"/>
          <table:table-cell office:value-type="string" table:style-name="ce1">
            <text:p>MFULWDVT 95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OLEWSKI</text:p>
          </table:table-cell>
          <table:table-cell table:style-name="ce1"/>
          <table:table-cell office:value-type="string" table:style-name="ce1">
            <text:p>QGXURKCYQO 80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ZALKA</text:p>
          </table:table-cell>
          <table:table-cell table:style-name="ce1"/>
          <table:table-cell office:value-type="string" table:style-name="ce1">
            <text:p>IJHPQBAQ 84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DWIKOWSKI</text:p>
          </table:table-cell>
          <table:table-cell table:style-name="ce1"/>
          <table:table-cell office:value-type="string" table:style-name="ce1">
            <text:p>NWFYKMQYUMK 70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IA</text:p>
          </table:table-cell>
          <table:table-cell table:style-name="ce1"/>
          <table:table-cell office:value-type="string" table:style-name="ce1">
            <text:p>UIVQI 97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FFMANN</text:p>
          </table:table-cell>
          <table:table-cell table:style-name="ce1"/>
          <table:table-cell office:value-type="string" table:style-name="ce1">
            <text:p>XEVVCQDD 22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CHNOWSKI</text:p>
          </table:table-cell>
          <table:table-cell table:style-name="ce1"/>
          <table:table-cell office:value-type="string" table:style-name="ce1">
            <text:p>RIQVBCKGYW 79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BRZYNSKI</text:p>
          </table:table-cell>
          <table:table-cell table:style-name="ce1"/>
          <table:table-cell office:value-type="string" table:style-name="ce1">
            <text:p>MXKAIHWBTR 56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LECKI</text:p>
          </table:table-cell>
          <table:table-cell table:style-name="ce1"/>
          <table:table-cell office:value-type="string" table:style-name="ce1">
            <text:p>YVGZXFD 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LEK</text:p>
          </table:table-cell>
          <table:table-cell table:style-name="ce1"/>
          <table:table-cell office:value-type="string" table:style-name="ce1">
            <text:p>WTEXD 27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ZYBYLAK</text:p>
          </table:table-cell>
          <table:table-cell table:style-name="ce1"/>
          <table:table-cell office:value-type="string" table:style-name="ce1">
            <text:p>XZHGJGTIS 12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UN</text:p>
          </table:table-cell>
          <table:table-cell table:style-name="ce1"/>
          <table:table-cell office:value-type="string" table:style-name="ce1">
            <text:p>FVEYR 38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LLER</text:p>
          </table:table-cell>
          <table:table-cell table:style-name="ce1"/>
          <table:table-cell office:value-type="string" table:style-name="ce1">
            <text:p>UOVVOB 23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HALSKI</text:p>
          </table:table-cell>
          <table:table-cell table:style-name="ce1"/>
          <table:table-cell office:value-type="string" table:style-name="ce1">
            <text:p>VRLQJUBTR 99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TA</text:p>
          </table:table-cell>
          <table:table-cell table:style-name="ce1"/>
          <table:table-cell office:value-type="string" table:style-name="ce1">
            <text:p>MWVC 26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WAPISZ</text:p>
          </table:table-cell>
          <table:table-cell table:style-name="ce1"/>
          <table:table-cell office:value-type="string" table:style-name="ce1">
            <text:p>OAETMWD 78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SIAZEK</text:p>
          </table:table-cell>
          <table:table-cell table:style-name="ce1"/>
          <table:table-cell office:value-type="string" table:style-name="ce1">
            <text:p>LTJBAFL 76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DZICKI</text:p>
          </table:table-cell>
          <table:table-cell table:style-name="ce1"/>
          <table:table-cell office:value-type="string" table:style-name="ce1">
            <text:p>NYVKGPJRP 39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NART</text:p>
          </table:table-cell>
          <table:table-cell table:style-name="ce1"/>
          <table:table-cell office:value-type="string" table:style-name="ce1">
            <text:p>CVERIK 7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JECKI</text:p>
          </table:table-cell>
          <table:table-cell table:style-name="ce1"/>
          <table:table-cell office:value-type="string" table:style-name="ce1">
            <text:p>EJQLGEMK 36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MIECIAK</text:p>
          </table:table-cell>
          <table:table-cell table:style-name="ce1"/>
          <table:table-cell office:value-type="string" table:style-name="ce1">
            <text:p>RTPLJPHR 65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YS</text:p>
          </table:table-cell>
          <table:table-cell table:style-name="ce1"/>
          <table:table-cell office:value-type="string" table:style-name="ce1">
            <text:p>DKRL 88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A</text:p>
          </table:table-cell>
          <table:table-cell table:style-name="ce1"/>
          <table:table-cell office:value-type="string" table:style-name="ce1">
            <text:p>CBMB 9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ZAPLICKI</text:p>
          </table:table-cell>
          <table:table-cell table:style-name="ce1"/>
          <table:table-cell office:value-type="string" table:style-name="ce1">
            <text:p>AXYNJGAIG 80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SZKIEWICZ</text:p>
          </table:table-cell>
          <table:table-cell table:style-name="ce1"/>
          <table:table-cell office:value-type="string" table:style-name="ce1">
            <text:p>YZGYFQOKCOIF 2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DALA</text:p>
          </table:table-cell>
          <table:table-cell table:style-name="ce1"/>
          <table:table-cell office:value-type="string" table:style-name="ce1">
            <text:p>JYHEPE 48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LAK</text:p>
          </table:table-cell>
          <table:table-cell table:style-name="ce1"/>
          <table:table-cell office:value-type="string" table:style-name="ce1">
            <text:p>QARGQ 96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KORSKI</text:p>
          </table:table-cell>
          <table:table-cell table:style-name="ce1"/>
          <table:table-cell office:value-type="string" table:style-name="ce1">
            <text:p>WMOSVWOM 8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KOWIAK</text:p>
          </table:table-cell>
          <table:table-cell table:style-name="ce1"/>
          <table:table-cell office:value-type="string" table:style-name="ce1">
            <text:p>THJRVDPHR 62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SOWSKI</text:p>
          </table:table-cell>
          <table:table-cell table:style-name="ce1"/>
          <table:table-cell office:value-type="string" table:style-name="ce1">
            <text:p>AEEAIEWU 56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BECKI</text:p>
          </table:table-cell>
          <table:table-cell table:style-name="ce1"/>
          <table:table-cell office:value-type="string" table:style-name="ce1">
            <text:p>NWDGEMK 36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RCZEWSKI</text:p>
          </table:table-cell>
          <table:table-cell table:style-name="ce1"/>
          <table:table-cell office:value-type="string" table:style-name="ce1">
            <text:p>PZWHEJBXPN 16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USZEWSKI</text:p>
          </table:table-cell>
          <table:table-cell table:style-name="ce1"/>
          <table:table-cell office:value-type="string" table:style-name="ce1">
            <text:p>HYLSQXCUQIG 77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ZIOL</text:p>
          </table:table-cell>
          <table:table-cell table:style-name="ce1"/>
          <table:table-cell office:value-type="string" table:style-name="ce1">
            <text:p>ZDOXDA 59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YMURA</text:p>
          </table:table-cell>
          <table:table-cell table:style-name="ce1"/>
          <table:table-cell office:value-type="string" table:style-name="ce1">
            <text:p>WDCQYVE 86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SZEWSKI</text:p>
          </table:table-cell>
          <table:table-cell table:style-name="ce1"/>
          <table:table-cell office:value-type="string" table:style-name="ce1">
            <text:p>CYIPUMIAY 90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GULSKI</text:p>
          </table:table-cell>
          <table:table-cell table:style-name="ce1"/>
          <table:table-cell office:value-type="string" table:style-name="ce1">
            <text:p>FSUIZGYW 64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JKO</text:p>
          </table:table-cell>
          <table:table-cell table:style-name="ce1"/>
          <table:table-cell office:value-type="string" table:style-name="ce1">
            <text:p>CPKLP 57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IK</text:p>
          </table:table-cell>
          <table:table-cell table:style-name="ce1"/>
          <table:table-cell office:value-type="string" table:style-name="ce1">
            <text:p>EPHXZ 59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ERZWA</text:p>
          </table:table-cell>
          <table:table-cell table:style-name="ce1"/>
          <table:table-cell office:value-type="string" table:style-name="ce1">
            <text:p>WSOBJGK 3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CINSKI</text:p>
          </table:table-cell>
          <table:table-cell table:style-name="ce1"/>
          <table:table-cell office:value-type="string" table:style-name="ce1">
            <text:p>LJDJOTLJ 74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EDZWIECKI</text:p>
          </table:table-cell>
          <table:table-cell table:style-name="ce1"/>
          <table:table-cell office:value-type="string" table:style-name="ce1">
            <text:p>EZVUQNZVTBZ 35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JTASZEK</text:p>
          </table:table-cell>
          <table:table-cell table:style-name="ce1"/>
          <table:table-cell office:value-type="string" table:style-name="ce1">
            <text:p>ASNXEWDIO 73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SOWSKI</text:p>
          </table:table-cell>
          <table:table-cell table:style-name="ce1"/>
          <table:table-cell office:value-type="string" table:style-name="ce1">
            <text:p>XDNJRNFD 28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LINOWSKI</text:p>
          </table:table-cell>
          <table:table-cell table:style-name="ce1"/>
          <table:table-cell office:value-type="string" table:style-name="ce1">
            <text:p>YOZWBCKGYW 86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CZEWSKI</text:p>
          </table:table-cell>
          <table:table-cell table:style-name="ce1"/>
          <table:table-cell office:value-type="string" table:style-name="ce1">
            <text:p>KYPAXCUQIG 9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DOWSKI</text:p>
          </table:table-cell>
          <table:table-cell table:style-name="ce1"/>
          <table:table-cell office:value-type="string" table:style-name="ce1">
            <text:p>RVYJRNFD 33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CZYK</text:p>
          </table:table-cell>
          <table:table-cell table:style-name="ce1"/>
          <table:table-cell office:value-type="string" table:style-name="ce1">
            <text:p>XQNYVUG 56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BIELSKI</text:p>
          </table:table-cell>
          <table:table-cell table:style-name="ce1"/>
          <table:table-cell office:value-type="string" table:style-name="ce1">
            <text:p>LMNUQXEWU 3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USZCZYK</text:p>
          </table:table-cell>
          <table:table-cell table:style-name="ce1"/>
          <table:table-cell office:value-type="string" table:style-name="ce1">
            <text:p>AOHIGNQNMY 92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SIK</text:p>
          </table:table-cell>
          <table:table-cell table:style-name="ce1"/>
          <table:table-cell office:value-type="string" table:style-name="ce1">
            <text:p>OGKAC 15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SKI</text:p>
          </table:table-cell>
          <table:table-cell table:style-name="ce1"/>
          <table:table-cell office:value-type="string" table:style-name="ce1">
            <text:p>ELUMEC 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IKS</text:p>
          </table:table-cell>
          <table:table-cell table:style-name="ce1"/>
          <table:table-cell office:value-type="string" table:style-name="ce1">
            <text:p>CBIFHP 27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BAK</text:p>
          </table:table-cell>
          <table:table-cell table:style-name="ce1"/>
          <table:table-cell office:value-type="string" table:style-name="ce1">
            <text:p>BILKU 33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BOWSKI</text:p>
          </table:table-cell>
          <table:table-cell table:style-name="ce1"/>
          <table:table-cell office:value-type="string" table:style-name="ce1">
            <text:p>KVEFSAWOM 47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WAREK</text:p>
          </table:table-cell>
          <table:table-cell table:style-name="ce1"/>
          <table:table-cell office:value-type="string" table:style-name="ce1">
            <text:p>HZLPGTZ 64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ZEL</text:p>
          </table:table-cell>
          <table:table-cell table:style-name="ce1"/>
          <table:table-cell office:value-type="string" table:style-name="ce1">
            <text:p>ILTYF 67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</text:p>
          </table:table-cell>
          <table:table-cell table:style-name="ce1"/>
          <table:table-cell office:value-type="string" table:style-name="ce1">
            <text:p>BDG 43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ZECHOWSKI</text:p>
          </table:table-cell>
          <table:table-cell table:style-name="ce1"/>
          <table:table-cell office:value-type="string" table:style-name="ce1">
            <text:p>VYGLJOVDZRP 46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HNA</text:p>
          </table:table-cell>
          <table:table-cell table:style-name="ce1"/>
          <table:table-cell office:value-type="string" table:style-name="ce1">
            <text:p>LHBGMZ 14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YGMUNT</text:p>
          </table:table-cell>
          <table:table-cell table:style-name="ce1"/>
          <table:table-cell office:value-type="string" table:style-name="ce1">
            <text:p>SRZFNGM 97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YSZKOWSKI</text:p>
          </table:table-cell>
          <table:table-cell table:style-name="ce1"/>
          <table:table-cell office:value-type="string" table:style-name="ce1">
            <text:p>JQPJQBFNJBZ 55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ICKI</text:p>
          </table:table-cell>
          <table:table-cell table:style-name="ce1"/>
          <table:table-cell office:value-type="string" table:style-name="ce1">
            <text:p>DUHCWEC 52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OLEPSZY</text:p>
          </table:table-cell>
          <table:table-cell table:style-name="ce1"/>
          <table:table-cell office:value-type="string" table:style-name="ce1">
            <text:p>OCNQNGRUBA 37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KOSZKA</text:p>
          </table:table-cell>
          <table:table-cell table:style-name="ce1"/>
          <table:table-cell office:value-type="string" table:style-name="ce1">
            <text:p>SWSWAHSI 34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ZARKOWSKI</text:p>
          </table:table-cell>
          <table:table-cell table:style-name="ce1"/>
          <table:table-cell office:value-type="string" table:style-name="ce1">
            <text:p>NKLCVZHDVT 23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OS</text:p>
          </table:table-cell>
          <table:table-cell table:style-name="ce1"/>
          <table:table-cell office:value-type="string" table:style-name="ce1">
            <text:p>REKFJ 69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BARA</text:p>
          </table:table-cell>
          <table:table-cell table:style-name="ce1"/>
          <table:table-cell office:value-type="string" table:style-name="ce1">
            <text:p>ANMDM 50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JSMONT</text:p>
          </table:table-cell>
          <table:table-cell table:style-name="ce1"/>
          <table:table-cell office:value-type="string" table:style-name="ce1">
            <text:p>EJSMONT 24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DA</text:p>
          </table:table-cell>
          <table:table-cell table:style-name="ce1"/>
          <table:table-cell office:value-type="string" table:style-name="ce1">
            <text:p>ZORO 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MINIK</text:p>
          </table:table-cell>
          <table:table-cell table:style-name="ce1"/>
          <table:table-cell office:value-type="string" table:style-name="ce1">
            <text:p>DOMINIK 49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KULSKI</text:p>
          </table:table-cell>
          <table:table-cell table:style-name="ce1"/>
          <table:table-cell office:value-type="string" table:style-name="ce1">
            <text:p>KVFPGNFD 31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SOLOWSKI</text:p>
          </table:table-cell>
          <table:table-cell table:style-name="ce1"/>
          <table:table-cell office:value-type="string" table:style-name="ce1">
            <text:p>AIWSPSAWOM 8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ZEZINA</text:p>
          </table:table-cell>
          <table:table-cell table:style-name="ce1"/>
          <table:table-cell office:value-type="string" table:style-name="ce1">
            <text:p>VLTYTCHU 95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MIELARZ</text:p>
          </table:table-cell>
          <table:table-cell table:style-name="ce1"/>
          <table:table-cell office:value-type="string" table:style-name="ce1">
            <text:p>XCHDZGVMU 88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EDROWSKI</text:p>
          </table:table-cell>
          <table:table-cell table:style-name="ce1"/>
          <table:table-cell office:value-type="string" table:style-name="ce1">
            <text:p>FDZYMJRNFD 98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EK</text:p>
          </table:table-cell>
          <table:table-cell table:style-name="ce1"/>
          <table:table-cell office:value-type="string" table:style-name="ce1">
            <text:p>GTWJP 41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OWSKI</text:p>
          </table:table-cell>
          <table:table-cell table:style-name="ce1"/>
          <table:table-cell office:value-type="string" table:style-name="ce1">
            <text:p>QFSITBXPN 65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RUS</text:p>
          </table:table-cell>
          <table:table-cell table:style-name="ce1"/>
          <table:table-cell office:value-type="string" table:style-name="ce1">
            <text:p>AEHKI 23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BULSKI</text:p>
          </table:table-cell>
          <table:table-cell table:style-name="ce1"/>
          <table:table-cell office:value-type="string" table:style-name="ce1">
            <text:p>GCFYPWOM 41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SINSKI</text:p>
          </table:table-cell>
          <table:table-cell table:style-name="ce1"/>
          <table:table-cell office:value-type="string" table:style-name="ce1">
            <text:p>ZPHXCHZX 2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LIPCZYK</text:p>
          </table:table-cell>
          <table:table-cell table:style-name="ce1"/>
          <table:table-cell office:value-type="string" table:style-name="ce1">
            <text:p>VYBYFSPOA 9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WROT</text:p>
          </table:table-cell>
          <table:table-cell table:style-name="ce1"/>
          <table:table-cell office:value-type="string" table:style-name="ce1">
            <text:p>UHDYVA 88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NIAK</text:p>
          </table:table-cell>
          <table:table-cell table:style-name="ce1"/>
          <table:table-cell office:value-type="string" table:style-name="ce1">
            <text:p>EMPLGYI 44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TKIEWICZ</text:p>
          </table:table-cell>
          <table:table-cell table:style-name="ce1"/>
          <table:table-cell office:value-type="string" table:style-name="ce1">
            <text:p>YRNCTRNFRLI 96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ERZKOWSKI</text:p>
          </table:table-cell>
          <table:table-cell table:style-name="ce1"/>
          <table:table-cell office:value-type="string" table:style-name="ce1">
            <text:p>ECYLTEIQMEC 36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OSZEWSKI</text:p>
          </table:table-cell>
          <table:table-cell table:style-name="ce1"/>
          <table:table-cell office:value-type="string" table:style-name="ce1">
            <text:p>NMDFAELQIEWU 17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ZKOWSKI</text:p>
          </table:table-cell>
          <table:table-cell table:style-name="ce1"/>
          <table:table-cell office:value-type="string" table:style-name="ce1">
            <text:p>RZCKVZHDVT 78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CZUK</text:p>
          </table:table-cell>
          <table:table-cell table:style-name="ce1"/>
          <table:table-cell office:value-type="string" table:style-name="ce1">
            <text:p>WZWIYVQG 38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S</text:p>
          </table:table-cell>
          <table:table-cell table:style-name="ce1"/>
          <table:table-cell office:value-type="string" table:style-name="ce1">
            <text:p>KRB 73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SIK</text:p>
          </table:table-cell>
          <table:table-cell table:style-name="ce1"/>
          <table:table-cell office:value-type="string" table:style-name="ce1">
            <text:p>WAEUW 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SULA</text:p>
          </table:table-cell>
          <table:table-cell table:style-name="ce1"/>
          <table:table-cell office:value-type="string" table:style-name="ce1">
            <text:p>SLVXOD 92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JEWODZKI</text:p>
          </table:table-cell>
          <table:table-cell table:style-name="ce1"/>
          <table:table-cell office:value-type="string" table:style-name="ce1">
            <text:p>BTOJBTIEPN 74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WINSKI</text:p>
          </table:table-cell>
          <table:table-cell table:style-name="ce1"/>
          <table:table-cell office:value-type="string" table:style-name="ce1">
            <text:p>KAOAFKCA 2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C</text:p>
          </table:table-cell>
          <table:table-cell table:style-name="ce1"/>
          <table:table-cell office:value-type="string" table:style-name="ce1">
            <text:p>BCNL 79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UPINSKI</text:p>
          </table:table-cell>
          <table:table-cell table:style-name="ce1"/>
          <table:table-cell office:value-type="string" table:style-name="ce1">
            <text:p>JQTOHMRJH 5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ENKIEWICZ</text:p>
          </table:table-cell>
          <table:table-cell table:style-name="ce1"/>
          <table:table-cell office:value-type="string" table:style-name="ce1">
            <text:p>IRNWTRNFRLI 17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UGALA</text:p>
          </table:table-cell>
          <table:table-cell table:style-name="ce1"/>
          <table:table-cell office:value-type="string" table:style-name="ce1">
            <text:p>KLJMYSDS 7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OMSKI</text:p>
          </table:table-cell>
          <table:table-cell table:style-name="ce1"/>
          <table:table-cell office:value-type="string" table:style-name="ce1">
            <text:p>MFIGMEC 6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WADKA</text:p>
          </table:table-cell>
          <table:table-cell table:style-name="ce1"/>
          <table:table-cell office:value-type="string" table:style-name="ce1">
            <text:p>WXTXAHX 13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ROWIEC</text:p>
          </table:table-cell>
          <table:table-cell table:style-name="ce1"/>
          <table:table-cell office:value-type="string" table:style-name="ce1">
            <text:p>JOLTFBZ 48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TEK</text:p>
          </table:table-cell>
          <table:table-cell table:style-name="ce1"/>
          <table:table-cell office:value-type="string" table:style-name="ce1">
            <text:p>ZPALR 17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JARSKI</text:p>
          </table:table-cell>
          <table:table-cell table:style-name="ce1"/>
          <table:table-cell office:value-type="string" table:style-name="ce1">
            <text:p>YLGXOPHF 77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LA</text:p>
          </table:table-cell>
          <table:table-cell table:style-name="ce1"/>
          <table:table-cell office:value-type="string" table:style-name="ce1">
            <text:p>RBSH 92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ZIK</text:p>
          </table:table-cell>
          <table:table-cell table:style-name="ce1"/>
          <table:table-cell office:value-type="string" table:style-name="ce1">
            <text:p>WSBD 20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BRZANSKI</text:p>
          </table:table-cell>
          <table:table-cell table:style-name="ce1"/>
          <table:table-cell office:value-type="string" table:style-name="ce1">
            <text:p>DOBRZANSKI 9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LBARCZYK</text:p>
          </table:table-cell>
          <table:table-cell table:style-name="ce1"/>
          <table:table-cell office:value-type="string" table:style-name="ce1">
            <text:p>VLWMLCNKJV 19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DA</text:p>
          </table:table-cell>
          <table:table-cell table:style-name="ce1"/>
          <table:table-cell office:value-type="string" table:style-name="ce1">
            <text:p>NERHE 58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OLCZAK</text:p>
          </table:table-cell>
          <table:table-cell table:style-name="ce1"/>
          <table:table-cell office:value-type="string" table:style-name="ce1">
            <text:p>HXOLIZWXH 5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OZDZ</text:p>
          </table:table-cell>
          <table:table-cell table:style-name="ce1"/>
          <table:table-cell office:value-type="string" table:style-name="ce1">
            <text:p>LZWHLH 93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ZAJA</text:p>
          </table:table-cell>
          <table:table-cell table:style-name="ce1"/>
          <table:table-cell office:value-type="string" table:style-name="ce1">
            <text:p>LIJSJ 76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CHOWSKI</text:p>
          </table:table-cell>
          <table:table-cell table:style-name="ce1"/>
          <table:table-cell office:value-type="string" table:style-name="ce1">
            <text:p>UYAFMUQIG 39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ZCZYNSKI</text:p>
          </table:table-cell>
          <table:table-cell table:style-name="ce1"/>
          <table:table-cell office:value-type="string" table:style-name="ce1">
            <text:p>JWKRURQFKCA 72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YKIEL</text:p>
          </table:table-cell>
          <table:table-cell table:style-name="ce1"/>
          <table:table-cell office:value-type="string" table:style-name="ce1">
            <text:p>WHTRNU 28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HOWSKI</text:p>
          </table:table-cell>
          <table:table-cell table:style-name="ce1"/>
          <table:table-cell office:value-type="string" table:style-name="ce1">
            <text:p>WLNSZHDVT 46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EBROWSKI</text:p>
          </table:table-cell>
          <table:table-cell table:style-name="ce1"/>
          <table:table-cell office:value-type="string" table:style-name="ce1">
            <text:p>GLIYVDZRP 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LINSKI</text:p>
          </table:table-cell>
          <table:table-cell table:style-name="ce1"/>
          <table:table-cell office:value-type="string" table:style-name="ce1">
            <text:p>QSZWBGYW 68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CKI</text:p>
          </table:table-cell>
          <table:table-cell table:style-name="ce1"/>
          <table:table-cell office:value-type="string" table:style-name="ce1">
            <text:p>EYAIG 47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LAK</text:p>
          </table:table-cell>
          <table:table-cell table:style-name="ce1"/>
          <table:table-cell office:value-type="string" table:style-name="ce1">
            <text:p>WOLAK 50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CEREK</text:p>
          </table:table-cell>
          <table:table-cell table:style-name="ce1"/>
          <table:table-cell office:value-type="string" table:style-name="ce1">
            <text:p>QPARTGTZ 99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MPINSKI</text:p>
          </table:table-cell>
          <table:table-cell table:style-name="ce1"/>
          <table:table-cell office:value-type="string" table:style-name="ce1">
            <text:p>OIQTMRWOM 68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BERA</text:p>
          </table:table-cell>
          <table:table-cell table:style-name="ce1"/>
          <table:table-cell office:value-type="string" table:style-name="ce1">
            <text:p>RBILYH 19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CZYK</text:p>
          </table:table-cell>
          <table:table-cell table:style-name="ce1"/>
          <table:table-cell office:value-type="string" table:style-name="ce1">
            <text:p>HLWNKJV 28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IK</text:p>
          </table:table-cell>
          <table:table-cell table:style-name="ce1"/>
          <table:table-cell office:value-type="string" table:style-name="ce1">
            <text:p>QUMCE 95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WASNY</text:p>
          </table:table-cell>
          <table:table-cell table:style-name="ce1"/>
          <table:table-cell office:value-type="string" table:style-name="ce1">
            <text:p>GSWOJU 14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KOWSKI</text:p>
          </table:table-cell>
          <table:table-cell table:style-name="ce1"/>
          <table:table-cell office:value-type="string" table:style-name="ce1">
            <text:p>CBSULPXTLJ 22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LKIEWICZ</text:p>
          </table:table-cell>
          <table:table-cell table:style-name="ce1"/>
          <table:table-cell office:value-type="string" table:style-name="ce1">
            <text:p>XSDCAWOAUR 10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NAL</text:p>
          </table:table-cell>
          <table:table-cell table:style-name="ce1"/>
          <table:table-cell office:value-type="string" table:style-name="ce1">
            <text:p>IRUQDO 53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LATA</text:p>
          </table:table-cell>
          <table:table-cell table:style-name="ce1"/>
          <table:table-cell office:value-type="string" table:style-name="ce1">
            <text:p>QGRGZG 78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ELBASA</text:p>
          </table:table-cell>
          <table:table-cell table:style-name="ce1"/>
          <table:table-cell office:value-type="string" table:style-name="ce1">
            <text:p>CAWDTSKS 80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ZESZCZUK</text:p>
          </table:table-cell>
          <table:table-cell table:style-name="ce1"/>
          <table:table-cell office:value-type="string" table:style-name="ce1">
            <text:p>JUCHVCFCXN 17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KOLAJEK</text:p>
          </table:table-cell>
          <table:table-cell table:style-name="ce1"/>
          <table:table-cell office:value-type="string" table:style-name="ce1">
            <text:p>AWYCZOXSY 33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ESZEK</text:p>
          </table:table-cell>
          <table:table-cell table:style-name="ce1"/>
          <table:table-cell office:value-type="string" table:style-name="ce1">
            <text:p>EBUIPUA 3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PIEC</text:p>
          </table:table-cell>
          <table:table-cell table:style-name="ce1"/>
          <table:table-cell office:value-type="string" table:style-name="ce1">
            <text:p>TXYRNL 80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CHAN</text:p>
          </table:table-cell>
          <table:table-cell table:style-name="ce1"/>
          <table:table-cell office:value-type="string" table:style-name="ce1">
            <text:p>MQEJCP 79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TOWICZ</text:p>
          </table:table-cell>
          <table:table-cell table:style-name="ce1"/>
          <table:table-cell office:value-type="string" table:style-name="ce1">
            <text:p>UYDYGSMJ 6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TRUCZUK</text:p>
          </table:table-cell>
          <table:table-cell table:style-name="ce1"/>
          <table:table-cell office:value-type="string" table:style-name="ce1">
            <text:p>FYUJHKSPKA 38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CHANSKI</text:p>
          </table:table-cell>
          <table:table-cell table:style-name="ce1"/>
          <table:table-cell office:value-type="string" table:style-name="ce1">
            <text:p>JNBGZMRJH 42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S</text:p>
          </table:table-cell>
          <table:table-cell table:style-name="ce1"/>
          <table:table-cell office:value-type="string" table:style-name="ce1">
            <text:p>BSQ 10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DAK</text:p>
          </table:table-cell>
          <table:table-cell table:style-name="ce1"/>
          <table:table-cell office:value-type="string" table:style-name="ce1">
            <text:p>QULXUE 88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PIECH</text:p>
          </table:table-cell>
          <table:table-cell table:style-name="ce1"/>
          <table:table-cell office:value-type="string" table:style-name="ce1">
            <text:p>YXBYRNLQ 2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ZELCZYK</text:p>
          </table:table-cell>
          <table:table-cell table:style-name="ce1"/>
          <table:table-cell office:value-type="string" table:style-name="ce1">
            <text:p>YZXFKRIFEQ 27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AZKA</text:p>
          </table:table-cell>
          <table:table-cell table:style-name="ce1"/>
          <table:table-cell office:value-type="string" table:style-name="ce1">
            <text:p>CWHWVGW 76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SIOR</text:p>
          </table:table-cell>
          <table:table-cell table:style-name="ce1"/>
          <table:table-cell office:value-type="string" table:style-name="ce1">
            <text:p>SWAQWZ 15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OLKOWSKI</text:p>
          </table:table-cell>
          <table:table-cell table:style-name="ce1"/>
          <table:table-cell office:value-type="string" table:style-name="ce1">
            <text:p>BKQNMQYUMK 82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LEWINSKI</text:p>
          </table:table-cell>
          <table:table-cell table:style-name="ce1"/>
          <table:table-cell office:value-type="string" table:style-name="ce1">
            <text:p>RWDATLXCHZX 94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ELCZAREK</text:p>
          </table:table-cell>
          <table:table-cell table:style-name="ce1"/>
          <table:table-cell office:value-type="string" table:style-name="ce1">
            <text:p>AWSZQNOFSY 2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ON</text:p>
          </table:table-cell>
          <table:table-cell table:style-name="ce1"/>
          <table:table-cell office:value-type="string" table:style-name="ce1">
            <text:p>KJAXW 71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K</text:p>
          </table:table-cell>
          <table:table-cell table:style-name="ce1"/>
          <table:table-cell office:value-type="string" table:style-name="ce1">
            <text:p>UTD 18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ENDT</text:p>
          </table:table-cell>
          <table:table-cell table:style-name="ce1"/>
          <table:table-cell office:value-type="string" table:style-name="ce1">
            <text:p>ULYHXN 70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H</text:p>
          </table:table-cell>
          <table:table-cell table:style-name="ce1"/>
          <table:table-cell office:value-type="string" table:style-name="ce1">
            <text:p>ONPU 16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WOCIEN</text:p>
          </table:table-cell>
          <table:table-cell table:style-name="ce1"/>
          <table:table-cell office:value-type="string" table:style-name="ce1">
            <text:p>ABJBPVRA 39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RLEJ</text:p>
          </table:table-cell>
          <table:table-cell table:style-name="ce1"/>
          <table:table-cell office:value-type="string" table:style-name="ce1">
            <text:p>QTCWPU 73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IOSZEK</text:p>
          </table:table-cell>
          <table:table-cell table:style-name="ce1"/>
          <table:table-cell office:value-type="string" table:style-name="ce1">
            <text:p>DRTZFJQVB 6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ZERA</text:p>
          </table:table-cell>
          <table:table-cell table:style-name="ce1"/>
          <table:table-cell office:value-type="string" table:style-name="ce1">
            <text:p>TPGLYH 44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ROKA</text:p>
          </table:table-cell>
          <table:table-cell table:style-name="ce1"/>
          <table:table-cell office:value-type="string" table:style-name="ce1">
            <text:p>XTWTPF 78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DZIK</text:p>
          </table:table-cell>
          <table:table-cell table:style-name="ce1"/>
          <table:table-cell office:value-type="string" table:style-name="ce1">
            <text:p>VMVRAC 97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IERCZ</text:p>
          </table:table-cell>
          <table:table-cell table:style-name="ce1"/>
          <table:table-cell office:value-type="string" table:style-name="ce1">
            <text:p>XBNJWHE 60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JCIECHOWSKI</text:p>
          </table:table-cell>
          <table:table-cell table:style-name="ce1"/>
          <table:table-cell office:value-type="string" table:style-name="ce1">
            <text:p>SKFYEAYDKSOGE 77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ANOWSKI</text:p>
          </table:table-cell>
          <table:table-cell table:style-name="ce1"/>
          <table:table-cell office:value-type="string" table:style-name="ce1">
            <text:p>DCTCPQYUMK 4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WOWARCZYK</text:p>
          </table:table-cell>
          <table:table-cell table:style-name="ce1"/>
          <table:table-cell office:value-type="string" table:style-name="ce1">
            <text:p>GZNFNRITQPB 38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MINSKI</text:p>
          </table:table-cell>
          <table:table-cell table:style-name="ce1"/>
          <table:table-cell office:value-type="string" table:style-name="ce1">
            <text:p>VNJOTLJ 67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ZEKALSKI</text:p>
          </table:table-cell>
          <table:table-cell table:style-name="ce1"/>
          <table:table-cell office:value-type="string" table:style-name="ce1">
            <text:p>GDIOEPWOM 9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C</text:p>
          </table:table-cell>
          <table:table-cell table:style-name="ce1"/>
          <table:table-cell office:value-type="string" table:style-name="ce1">
            <text:p>OIK 47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AZEK</text:p>
          </table:table-cell>
          <table:table-cell table:style-name="ce1"/>
          <table:table-cell office:value-type="string" table:style-name="ce1">
            <text:p>HVEDIO 8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BELNA</text:p>
          </table:table-cell>
          <table:table-cell table:style-name="ce1"/>
          <table:table-cell office:value-type="string" table:style-name="ce1">
            <text:p>ALIVYFHU 7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MBROWSKI</text:p>
          </table:table-cell>
          <table:table-cell table:style-name="ce1"/>
          <table:table-cell office:value-type="string" table:style-name="ce1">
            <text:p>CNLAQNVRJH 82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ZESIEN</text:p>
          </table:table-cell>
          <table:table-cell table:style-name="ce1"/>
          <table:table-cell office:value-type="string" table:style-name="ce1">
            <text:p>WRZESIEN 37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DZIWIATR</text:p>
          </table:table-cell>
          <table:table-cell table:style-name="ce1"/>
          <table:table-cell office:value-type="string" table:style-name="ce1">
            <text:p>QFEAJXJBUS 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IOLEK</text:p>
          </table:table-cell>
          <table:table-cell table:style-name="ce1"/>
          <table:table-cell office:value-type="string" table:style-name="ce1">
            <text:p>HVXDJGZF 43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ELINSKI</text:p>
          </table:table-cell>
          <table:table-cell table:style-name="ce1"/>
          <table:table-cell office:value-type="string" table:style-name="ce1">
            <text:p>ZGCJGLQIG 70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ZDZ</text:p>
          </table:table-cell>
          <table:table-cell table:style-name="ce1"/>
          <table:table-cell office:value-type="string" table:style-name="ce1">
            <text:p>SALPL 73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YNIUK</text:p>
          </table:table-cell>
          <table:table-cell table:style-name="ce1"/>
          <table:table-cell office:value-type="string" table:style-name="ce1">
            <text:p>ZNEGLAVHX 47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IAK</text:p>
          </table:table-cell>
          <table:table-cell table:style-name="ce1"/>
          <table:table-cell office:value-type="string" table:style-name="ce1">
            <text:p>RVLDN 82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JDAK</text:p>
          </table:table-cell>
          <table:table-cell table:style-name="ce1"/>
          <table:table-cell office:value-type="string" table:style-name="ce1">
            <text:p>PHCWTD 42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LMAN</text:p>
          </table:table-cell>
          <table:table-cell table:style-name="ce1"/>
          <table:table-cell office:value-type="string" table:style-name="ce1">
            <text:p>JABPC 91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JKOWSKI</text:p>
          </table:table-cell>
          <table:table-cell table:style-name="ce1"/>
          <table:table-cell office:value-type="string" table:style-name="ce1">
            <text:p>RAJKOWSKI 79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OSZEK</text:p>
          </table:table-cell>
          <table:table-cell table:style-name="ce1"/>
          <table:table-cell office:value-type="string" table:style-name="ce1">
            <text:p>POFHCGNSY 89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RAJ</text:p>
          </table:table-cell>
          <table:table-cell table:style-name="ce1"/>
          <table:table-cell office:value-type="string" table:style-name="ce1">
            <text:p>MDAJS 28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LARZ</text:p>
          </table:table-cell>
          <table:table-cell table:style-name="ce1"/>
          <table:table-cell office:value-type="string" table:style-name="ce1">
            <text:p>NGJYPX 49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A</text:p>
          </table:table-cell>
          <table:table-cell table:style-name="ce1"/>
          <table:table-cell office:value-type="string" table:style-name="ce1">
            <text:p>QZSB 60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TYS</text:p>
          </table:table-cell>
          <table:table-cell table:style-name="ce1"/>
          <table:table-cell office:value-type="string" table:style-name="ce1">
            <text:p>WSPXCW 22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GOWSKI</text:p>
          </table:table-cell>
          <table:table-cell table:style-name="ce1"/>
          <table:table-cell office:value-type="string" table:style-name="ce1">
            <text:p>GVIBJRNFD 53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LARCZYK</text:p>
          </table:table-cell>
          <table:table-cell table:style-name="ce1"/>
          <table:table-cell office:value-type="string" table:style-name="ce1">
            <text:p>DLCRITQPB 37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TUNA</text:p>
          </table:table-cell>
          <table:table-cell table:style-name="ce1"/>
          <table:table-cell office:value-type="string" table:style-name="ce1">
            <text:p>SBEGHAN 45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OCKI</text:p>
          </table:table-cell>
          <table:table-cell table:style-name="ce1"/>
          <table:table-cell office:value-type="string" table:style-name="ce1">
            <text:p>YPGDRZX 65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GDZIARZ</text:p>
          </table:table-cell>
          <table:table-cell table:style-name="ce1"/>
          <table:table-cell office:value-type="string" table:style-name="ce1">
            <text:p>AOURNWOFN 14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LPA</text:p>
          </table:table-cell>
          <table:table-cell table:style-name="ce1"/>
          <table:table-cell office:value-type="string" table:style-name="ce1">
            <text:p>HRIMX 54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L</text:p>
          </table:table-cell>
          <table:table-cell table:style-name="ce1"/>
          <table:table-cell office:value-type="string" table:style-name="ce1">
            <text:p>TAD 89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YMEK</text:p>
          </table:table-cell>
          <table:table-cell table:style-name="ce1"/>
          <table:table-cell office:value-type="string" table:style-name="ce1">
            <text:p>SNBTZ 90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TOWSKI</text:p>
          </table:table-cell>
          <table:table-cell table:style-name="ce1"/>
          <table:table-cell office:value-type="string" table:style-name="ce1">
            <text:p>TXCXFBTR 94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NICKI</text:p>
          </table:table-cell>
          <table:table-cell table:style-name="ce1"/>
          <table:table-cell office:value-type="string" table:style-name="ce1">
            <text:p>CKNJEYGE 78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SEK</text:p>
          </table:table-cell>
          <table:table-cell table:style-name="ce1"/>
          <table:table-cell office:value-type="string" table:style-name="ce1">
            <text:p>XUEQW 35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CZYGIELSKI</text:p>
          </table:table-cell>
          <table:table-cell table:style-name="ce1"/>
          <table:table-cell office:value-type="string" table:style-name="ce1">
            <text:p>OVYVUCEAHOGE 76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ZERNIAWSKI</text:p>
          </table:table-cell>
          <table:table-cell table:style-name="ce1"/>
          <table:table-cell office:value-type="string" table:style-name="ce1">
            <text:p>SPUHDYQMIAY 26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ONIECZNA</text:p>
          </table:table-cell>
          <table:table-cell table:style-name="ce1"/>
          <table:table-cell office:value-type="string" table:style-name="ce1">
            <text:p>XPTSNJHESF 3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JEWSKI</text:p>
          </table:table-cell>
          <table:table-cell table:style-name="ce1"/>
          <table:table-cell office:value-type="string" table:style-name="ce1">
            <text:p>ZCXSKGYW 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CZUK</text:p>
          </table:table-cell>
          <table:table-cell table:style-name="ce1"/>
          <table:table-cell office:value-type="string" table:style-name="ce1">
            <text:p>WKBMJEU 95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LECKI</text:p>
          </table:table-cell>
          <table:table-cell table:style-name="ce1"/>
          <table:table-cell office:value-type="string" table:style-name="ce1">
            <text:p>QJMFDLJ 58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URA</text:p>
          </table:table-cell>
          <table:table-cell table:style-name="ce1"/>
          <table:table-cell office:value-type="string" table:style-name="ce1">
            <text:p>OUGDM 8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ROCZEK</text:p>
          </table:table-cell>
          <table:table-cell table:style-name="ce1"/>
          <table:table-cell office:value-type="string" table:style-name="ce1">
            <text:p>PURFCHN 82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WLOWICZ</text:p>
          </table:table-cell>
          <table:table-cell table:style-name="ce1"/>
          <table:table-cell office:value-type="string" table:style-name="ce1">
            <text:p>ZKGVYGSMJ 3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MOJSKI</text:p>
          </table:table-cell>
          <table:table-cell table:style-name="ce1"/>
          <table:table-cell office:value-type="string" table:style-name="ce1">
            <text:p>OPBDYHZX 99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JEK</text:p>
          </table:table-cell>
          <table:table-cell table:style-name="ce1"/>
          <table:table-cell office:value-type="string" table:style-name="ce1">
            <text:p>EYHCI 8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MINSKI</text:p>
          </table:table-cell>
          <table:table-cell table:style-name="ce1"/>
          <table:table-cell office:value-type="string" table:style-name="ce1">
            <text:p>HXJFKPHF 73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OBEL</text:p>
          </table:table-cell>
          <table:table-cell table:style-name="ce1"/>
          <table:table-cell office:value-type="string" table:style-name="ce1">
            <text:p>OJGTWD 42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UPSKI</text:p>
          </table:table-cell>
          <table:table-cell table:style-name="ce1"/>
          <table:table-cell office:value-type="string" table:style-name="ce1">
            <text:p>QXAVYQO 85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DLINSKI</text:p>
          </table:table-cell>
          <table:table-cell table:style-name="ce1"/>
          <table:table-cell office:value-type="string" table:style-name="ce1">
            <text:p>WRQYVAFXV 85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USEK</text:p>
          </table:table-cell>
          <table:table-cell table:style-name="ce1"/>
          <table:table-cell office:value-type="string" table:style-name="ce1">
            <text:p>RSBZLR 99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JAN</text:p>
          </table:table-cell>
          <table:table-cell table:style-name="ce1"/>
          <table:table-cell office:value-type="string" table:style-name="ce1">
            <text:p>TROJAN 49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S</text:p>
          </table:table-cell>
          <table:table-cell table:style-name="ce1"/>
          <table:table-cell office:value-type="string" table:style-name="ce1">
            <text:p>QTX 87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WIKLINSKI</text:p>
          </table:table-cell>
          <table:table-cell table:style-name="ce1"/>
          <table:table-cell office:value-type="string" table:style-name="ce1">
            <text:p>TNZBCZEJBZ 18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CZMARCZYK</text:p>
          </table:table-cell>
          <table:table-cell table:style-name="ce1"/>
          <table:table-cell office:value-type="string" table:style-name="ce1">
            <text:p>GWYVIWNYVUG 64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ODOWSKI</text:p>
          </table:table-cell>
          <table:table-cell table:style-name="ce1"/>
          <table:table-cell office:value-type="string" table:style-name="ce1">
            <text:p>ZEHWHPLDB 65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SZUBA</text:p>
          </table:table-cell>
          <table:table-cell table:style-name="ce1"/>
          <table:table-cell office:value-type="string" table:style-name="ce1">
            <text:p>CSKRMTS 45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ZDEBSKI</text:p>
          </table:table-cell>
          <table:table-cell table:style-name="ce1"/>
          <table:table-cell office:value-type="string" table:style-name="ce1">
            <text:p>EVZAXOGE 57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USZEWSKI</text:p>
          </table:table-cell>
          <table:table-cell table:style-name="ce1"/>
          <table:table-cell office:value-type="string" table:style-name="ce1">
            <text:p>MARUSZEWSKI 42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WLUCZUK</text:p>
          </table:table-cell>
          <table:table-cell table:style-name="ce1"/>
          <table:table-cell office:value-type="string" table:style-name="ce1">
            <text:p>LWSHQYVQG 17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LA</text:p>
          </table:table-cell>
          <table:table-cell table:style-name="ce1"/>
          <table:table-cell office:value-type="string" table:style-name="ce1">
            <text:p>NERG 18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SCINSKI</text:p>
          </table:table-cell>
          <table:table-cell table:style-name="ce1"/>
          <table:table-cell office:value-type="string" table:style-name="ce1">
            <text:p>DHLVBGLDB 57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DZA</text:p>
          </table:table-cell>
          <table:table-cell table:style-name="ce1"/>
          <table:table-cell office:value-type="string" table:style-name="ce1">
            <text:p>SJIEF 69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SZCZAK</text:p>
          </table:table-cell>
          <table:table-cell table:style-name="ce1"/>
          <table:table-cell office:value-type="string" table:style-name="ce1">
            <text:p>SCRJQTQRB 74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STRZEBSKI</text:p>
          </table:table-cell>
          <table:table-cell table:style-name="ce1"/>
          <table:table-cell office:value-type="string" table:style-name="ce1">
            <text:p>ARJKIQVSJBZ 40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ECH</text:p>
          </table:table-cell>
          <table:table-cell table:style-name="ce1"/>
          <table:table-cell office:value-type="string" table:style-name="ce1">
            <text:p>TFBZE 29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YSZKA</text:p>
          </table:table-cell>
          <table:table-cell table:style-name="ce1"/>
          <table:table-cell office:value-type="string" table:style-name="ce1">
            <text:p>IPOIPAQ 84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RAN</text:p>
          </table:table-cell>
          <table:table-cell table:style-name="ce1"/>
          <table:table-cell office:value-type="string" table:style-name="ce1">
            <text:p>LHAJW 47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LKOWSKI</text:p>
          </table:table-cell>
          <table:table-cell table:style-name="ce1"/>
          <table:table-cell office:value-type="string" table:style-name="ce1">
            <text:p>NDONRZVNL 15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WARA</text:p>
          </table:table-cell>
          <table:table-cell table:style-name="ce1"/>
          <table:table-cell office:value-type="string" table:style-name="ce1">
            <text:p>IVRVMV 76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ISLAWSKI</text:p>
          </table:table-cell>
          <table:table-cell table:style-name="ce1"/>
          <table:table-cell office:value-type="string" table:style-name="ce1">
            <text:p>FGNAVFYNJFXV 73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WIK</text:p>
          </table:table-cell>
          <table:table-cell table:style-name="ce1"/>
          <table:table-cell office:value-type="string" table:style-name="ce1">
            <text:p>HIQCE 29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PEC</text:p>
          </table:table-cell>
          <table:table-cell table:style-name="ce1"/>
          <table:table-cell office:value-type="string" table:style-name="ce1">
            <text:p>ZDETR 66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ZALSKI</text:p>
          </table:table-cell>
          <table:table-cell table:style-name="ce1"/>
          <table:table-cell office:value-type="string" table:style-name="ce1">
            <text:p>URCDOVNL 70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LANOWSKI</text:p>
          </table:table-cell>
          <table:table-cell table:style-name="ce1"/>
          <table:table-cell office:value-type="string" table:style-name="ce1">
            <text:p>ARGTUCYQO 3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CHALSKI</text:p>
          </table:table-cell>
          <table:table-cell table:style-name="ce1"/>
          <table:table-cell office:value-type="string" table:style-name="ce1">
            <text:p>EJRWPAHZX 22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ZYWNA</text:p>
          </table:table-cell>
          <table:table-cell table:style-name="ce1"/>
          <table:table-cell office:value-type="string" table:style-name="ce1">
            <text:p>PAIHFWJ 13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WORAK</text:p>
          </table:table-cell>
          <table:table-cell table:style-name="ce1"/>
          <table:table-cell office:value-type="string" table:style-name="ce1">
            <text:p>QJBENX 40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REK</text:p>
          </table:table-cell>
          <table:table-cell table:style-name="ce1"/>
          <table:table-cell office:value-type="string" table:style-name="ce1">
            <text:p>VRANT 26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NKEL</text:p>
          </table:table-cell>
          <table:table-cell table:style-name="ce1"/>
          <table:table-cell office:value-type="string" table:style-name="ce1">
            <text:p>GKJGAH 4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CZERA</text:p>
          </table:table-cell>
          <table:table-cell table:style-name="ce1"/>
          <table:table-cell office:value-type="string" table:style-name="ce1">
            <text:p>AKSPUHQ 97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ZYNSKI</text:p>
          </table:table-cell>
          <table:table-cell table:style-name="ce1"/>
          <table:table-cell office:value-type="string" table:style-name="ce1">
            <text:p>MBDAZOTLJ 7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ZYBYLSKI</text:p>
          </table:table-cell>
          <table:table-cell table:style-name="ce1"/>
          <table:table-cell office:value-type="string" table:style-name="ce1">
            <text:p>PRZYBYLSKI 32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USKOTA</text:p>
          </table:table-cell>
          <table:table-cell table:style-name="ce1"/>
          <table:table-cell office:value-type="string" table:style-name="ce1">
            <text:p>PLUSKOTA 9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OSIEWICZ</text:p>
          </table:table-cell>
          <table:table-cell table:style-name="ce1"/>
          <table:table-cell office:value-type="string" table:style-name="ce1">
            <text:p>QDJEIYUMYSP 95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TRAS</text:p>
          </table:table-cell>
          <table:table-cell table:style-name="ce1"/>
          <table:table-cell office:value-type="string" table:style-name="ce1">
            <text:p>VOKZXGY 52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IK</text:p>
          </table:table-cell>
          <table:table-cell table:style-name="ce1"/>
          <table:table-cell office:value-type="string" table:style-name="ce1">
            <text:p>ILIUQS 43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ZAK</text:p>
          </table:table-cell>
          <table:table-cell table:style-name="ce1"/>
          <table:table-cell office:value-type="string" table:style-name="ce1">
            <text:p>YCNOY 2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NOWIEC</text:p>
          </table:table-cell>
          <table:table-cell table:style-name="ce1"/>
          <table:table-cell office:value-type="string" table:style-name="ce1">
            <text:p>HNCDLXTR 32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OLKA</text:p>
          </table:table-cell>
          <table:table-cell table:style-name="ce1"/>
          <table:table-cell office:value-type="string" table:style-name="ce1">
            <text:p>NHJGFV 2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EWSKI</text:p>
          </table:table-cell>
          <table:table-cell table:style-name="ce1"/>
          <table:table-cell office:value-type="string" table:style-name="ce1">
            <text:p>ZVYRJFXV 45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TEK</text:p>
          </table:table-cell>
          <table:table-cell table:style-name="ce1"/>
          <table:table-cell office:value-type="string" table:style-name="ce1">
            <text:p>JVGRX 85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SZUBOWSKI</text:p>
          </table:table-cell>
          <table:table-cell table:style-name="ce1"/>
          <table:table-cell office:value-type="string" table:style-name="ce1">
            <text:p>JZRYTANVRJH 29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PALA</text:p>
          </table:table-cell>
          <table:table-cell table:style-name="ce1"/>
          <table:table-cell office:value-type="string" table:style-name="ce1">
            <text:p>RHWHSH 6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DLEWSKI</text:p>
          </table:table-cell>
          <table:table-cell table:style-name="ce1"/>
          <table:table-cell office:value-type="string" table:style-name="ce1">
            <text:p>WETBUMIAY 97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N</text:p>
          </table:table-cell>
          <table:table-cell table:style-name="ce1"/>
          <table:table-cell office:value-type="string" table:style-name="ce1">
            <text:p>EPCL 84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K</text:p>
          </table:table-cell>
          <table:table-cell table:style-name="ce1"/>
          <table:table-cell office:value-type="string" table:style-name="ce1">
            <text:p>BNT 13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ZCZUK</text:p>
          </table:table-cell>
          <table:table-cell table:style-name="ce1"/>
          <table:table-cell office:value-type="string" table:style-name="ce1">
            <text:p>DHZGJGBR 90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ZWIK</text:p>
          </table:table-cell>
          <table:table-cell table:style-name="ce1"/>
          <table:table-cell office:value-type="string" table:style-name="ce1">
            <text:p>DITQCE 50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PATKA</text:p>
          </table:table-cell>
          <table:table-cell table:style-name="ce1"/>
          <table:table-cell office:value-type="string" table:style-name="ce1">
            <text:p>KNOZSJZ 20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SZEK</text:p>
          </table:table-cell>
          <table:table-cell table:style-name="ce1"/>
          <table:table-cell office:value-type="string" table:style-name="ce1">
            <text:p>TVTAFL 82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WLAK</text:p>
          </table:table-cell>
          <table:table-cell table:style-name="ce1"/>
          <table:table-cell office:value-type="string" table:style-name="ce1">
            <text:p>WHDSHR 2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BEK</text:p>
          </table:table-cell>
          <table:table-cell table:style-name="ce1"/>
          <table:table-cell office:value-type="string" table:style-name="ce1">
            <text:p>ROPSY 97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RMANIAK</text:p>
          </table:table-cell>
          <table:table-cell table:style-name="ce1"/>
          <table:table-cell office:value-type="string" table:style-name="ce1">
            <text:p>LAXSGTOGQ 41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OWIEC</text:p>
          </table:table-cell>
          <table:table-cell table:style-name="ce1"/>
          <table:table-cell office:value-type="string" table:style-name="ce1">
            <text:p>ERURZLHF 53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SIAK</text:p>
          </table:table-cell>
          <table:table-cell table:style-name="ce1"/>
          <table:table-cell office:value-type="string" table:style-name="ce1">
            <text:p>CTLBTD 1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WALA</text:p>
          </table:table-cell>
          <table:table-cell table:style-name="ce1"/>
          <table:table-cell office:value-type="string" table:style-name="ce1">
            <text:p>ZBDHSH 5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</text:p>
          </table:table-cell>
          <table:table-cell table:style-name="ce1"/>
          <table:table-cell office:value-type="string" table:style-name="ce1">
            <text:p>XTWWPC 2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GALSKI</text:p>
          </table:table-cell>
          <table:table-cell table:style-name="ce1"/>
          <table:table-cell office:value-type="string" table:style-name="ce1">
            <text:p>EBTNYFXV 8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ESLA</text:p>
          </table:table-cell>
          <table:table-cell table:style-name="ce1"/>
          <table:table-cell office:value-type="string" table:style-name="ce1">
            <text:p>JPLZSH 13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ZEZINSKI</text:p>
          </table:table-cell>
          <table:table-cell table:style-name="ce1"/>
          <table:table-cell office:value-type="string" table:style-name="ce1">
            <text:p>HXFKFOTYQO 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IALIK</text:p>
          </table:table-cell>
          <table:table-cell table:style-name="ce1"/>
          <table:table-cell office:value-type="string" table:style-name="ce1">
            <text:p>MUSIALIK 62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ZIARA</text:p>
          </table:table-cell>
          <table:table-cell table:style-name="ce1"/>
          <table:table-cell office:value-type="string" table:style-name="ce1">
            <text:p>MQBKCTC 6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ENDER</text:p>
          </table:table-cell>
          <table:table-cell table:style-name="ce1"/>
          <table:table-cell office:value-type="string" table:style-name="ce1">
            <text:p>OLENDER 52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ERZWINSKI</text:p>
          </table:table-cell>
          <table:table-cell table:style-name="ce1"/>
          <table:table-cell office:value-type="string" table:style-name="ce1">
            <text:p>JFBOWTFKPHF 8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MA</text:p>
          </table:table-cell>
          <table:table-cell table:style-name="ce1"/>
          <table:table-cell office:value-type="string" table:style-name="ce1">
            <text:p>RWDBP 2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DZKI</text:p>
          </table:table-cell>
          <table:table-cell table:style-name="ce1"/>
          <table:table-cell office:value-type="string" table:style-name="ce1">
            <text:p>WHQTPAY 69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DZIK</text:p>
          </table:table-cell>
          <table:table-cell table:style-name="ce1"/>
          <table:table-cell office:value-type="string" table:style-name="ce1">
            <text:p>BKNJSU 98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INIARSKI</text:p>
          </table:table-cell>
          <table:table-cell table:style-name="ce1"/>
          <table:table-cell office:value-type="string" table:style-name="ce1">
            <text:p>SWINIARSKI 50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DER</text:p>
          </table:table-cell>
          <table:table-cell table:style-name="ce1"/>
          <table:table-cell office:value-type="string" table:style-name="ce1">
            <text:p>KMVWJ 8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NIEWSKI</text:p>
          </table:table-cell>
          <table:table-cell table:style-name="ce1"/>
          <table:table-cell office:value-type="string" table:style-name="ce1">
            <text:p>BUIDYUMIAY 53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CZKOWSKI</text:p>
          </table:table-cell>
          <table:table-cell table:style-name="ce1"/>
          <table:table-cell office:value-type="string" table:style-name="ce1">
            <text:p>CNPMXBJFXV 82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DZIORA</text:p>
          </table:table-cell>
          <table:table-cell table:style-name="ce1"/>
          <table:table-cell office:value-type="string" table:style-name="ce1">
            <text:p>DXWSBHKT 89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OZYNSKI</text:p>
          </table:table-cell>
          <table:table-cell table:style-name="ce1"/>
          <table:table-cell office:value-type="string" table:style-name="ce1">
            <text:p>TUSPAZOTLJ 44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KOWSKI</text:p>
          </table:table-cell>
          <table:table-cell table:style-name="ce1"/>
          <table:table-cell office:value-type="string" table:style-name="ce1">
            <text:p>OVHLTPHF 64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KOWSKI</text:p>
          </table:table-cell>
          <table:table-cell table:style-name="ce1"/>
          <table:table-cell office:value-type="string" table:style-name="ce1">
            <text:p>XUHEIQMEC 69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PA</text:p>
          </table:table-cell>
          <table:table-cell table:style-name="ce1"/>
          <table:table-cell office:value-type="string" table:style-name="ce1">
            <text:p>MGRC 76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USIEWICZ</text:p>
          </table:table-cell>
          <table:table-cell table:style-name="ce1"/>
          <table:table-cell office:value-type="string" table:style-name="ce1">
            <text:p>BPIJHXTLXRO 46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ROCZKOWSKI</text:p>
          </table:table-cell>
          <table:table-cell table:style-name="ce1"/>
          <table:table-cell office:value-type="string" table:style-name="ce1">
            <text:p>VAXLITXFBTR 30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CEK</text:p>
          </table:table-cell>
          <table:table-cell table:style-name="ce1"/>
          <table:table-cell office:value-type="string" table:style-name="ce1">
            <text:p>BXMOQW 49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FANCZYK</text:p>
          </table:table-cell>
          <table:table-cell table:style-name="ce1"/>
          <table:table-cell office:value-type="string" table:style-name="ce1">
            <text:p>XYJKFSHEDP 64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RDZIEL</text:p>
          </table:table-cell>
          <table:table-cell table:style-name="ce1"/>
          <table:table-cell office:value-type="string" table:style-name="ce1">
            <text:p>UEBNJSOV 38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GACKI</text:p>
          </table:table-cell>
          <table:table-cell table:style-name="ce1"/>
          <table:table-cell office:value-type="string" table:style-name="ce1">
            <text:p>HEWQSAY 57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TYSIK</text:p>
          </table:table-cell>
          <table:table-cell table:style-name="ce1"/>
          <table:table-cell office:value-type="string" table:style-name="ce1">
            <text:p>MIFNSMCE 13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WOWARSKI</text:p>
          </table:table-cell>
          <table:table-cell table:style-name="ce1"/>
          <table:table-cell office:value-type="string" table:style-name="ce1">
            <text:p>UNBTBFWXPN 40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ZESINSKI</text:p>
          </table:table-cell>
          <table:table-cell table:style-name="ce1"/>
          <table:table-cell office:value-type="string" table:style-name="ce1">
            <text:p>WRZESINSKI 63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HALCZUK</text:p>
          </table:table-cell>
          <table:table-cell table:style-name="ce1"/>
          <table:table-cell office:value-type="string" table:style-name="ce1">
            <text:p>OKEJCNEBWM 95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BEK</text:p>
          </table:table-cell>
          <table:table-cell table:style-name="ce1"/>
          <table:table-cell office:value-type="string" table:style-name="ce1">
            <text:p>WHUXD 78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SZEWSKI</text:p>
          </table:table-cell>
          <table:table-cell table:style-name="ce1"/>
          <table:table-cell office:value-type="string" table:style-name="ce1">
            <text:p>HEOVASOGE 42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LEN</text:p>
          </table:table-cell>
          <table:table-cell table:style-name="ce1"/>
          <table:table-cell office:value-type="string" table:style-name="ce1">
            <text:p>HCJCL 49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KOWIAK</text:p>
          </table:table-cell>
          <table:table-cell table:style-name="ce1"/>
          <table:table-cell office:value-type="string" table:style-name="ce1">
            <text:p>REKBFNZRB 24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OSZEWSKI</text:p>
          </table:table-cell>
          <table:table-cell table:style-name="ce1"/>
          <table:table-cell office:value-type="string" table:style-name="ce1">
            <text:p>JAROSZEWSKI 26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EWNIAK</text:p>
          </table:table-cell>
          <table:table-cell table:style-name="ce1"/>
          <table:table-cell office:value-type="string" table:style-name="ce1">
            <text:p>CQDVMHZJ 81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CINEK</text:p>
          </table:table-cell>
          <table:table-cell table:style-name="ce1"/>
          <table:table-cell office:value-type="string" table:style-name="ce1">
            <text:p>QEVGMRIO 64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GDAL</text:p>
          </table:table-cell>
          <table:table-cell table:style-name="ce1"/>
          <table:table-cell office:value-type="string" table:style-name="ce1">
            <text:p>HDBYVG 56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CZEWSKI</text:p>
          </table:table-cell>
          <table:table-cell table:style-name="ce1"/>
          <table:table-cell office:value-type="string" table:style-name="ce1">
            <text:p>OCNEBGYUMK 55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RZYPCZYK</text:p>
          </table:table-cell>
          <table:table-cell table:style-name="ce1"/>
          <table:table-cell office:value-type="string" table:style-name="ce1">
            <text:p>KCJRQHURQC 49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ZYNSKI</text:p>
          </table:table-cell>
          <table:table-cell table:style-name="ce1"/>
          <table:table-cell office:value-type="string" table:style-name="ce1">
            <text:p>XQNVUJOGE 82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LEBA</text:p>
          </table:table-cell>
          <table:table-cell table:style-name="ce1"/>
          <table:table-cell office:value-type="string" table:style-name="ce1">
            <text:p>CTKDAZ 47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CZYNSKI</text:p>
          </table:table-cell>
          <table:table-cell table:style-name="ce1"/>
          <table:table-cell office:value-type="string" table:style-name="ce1">
            <text:p>VFNKJYDVT 49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KALSKI</text:p>
          </table:table-cell>
          <table:table-cell table:style-name="ce1"/>
          <table:table-cell office:value-type="string" table:style-name="ce1">
            <text:p>SHNDOVNL 58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PACZ</text:p>
          </table:table-cell>
          <table:table-cell table:style-name="ce1"/>
          <table:table-cell office:value-type="string" table:style-name="ce1">
            <text:p>FJKVXU 46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MOCH</text:p>
          </table:table-cell>
          <table:table-cell table:style-name="ce1"/>
          <table:table-cell office:value-type="string" table:style-name="ce1">
            <text:p>DMQSGL 37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JNICKI</text:p>
          </table:table-cell>
          <table:table-cell table:style-name="ce1"/>
          <table:table-cell office:value-type="string" table:style-name="ce1">
            <text:p>DIPKOJDLJ 48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GRODNIK</text:p>
          </table:table-cell>
          <table:table-cell table:style-name="ce1"/>
          <table:table-cell office:value-type="string" table:style-name="ce1">
            <text:p>OGRODNIK 68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ZERNIAK</text:p>
          </table:table-cell>
          <table:table-cell table:style-name="ce1"/>
          <table:table-cell office:value-type="string" table:style-name="ce1">
            <text:p>LINAWRJT 34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IS</text:p>
          </table:table-cell>
          <table:table-cell table:style-name="ce1"/>
          <table:table-cell office:value-type="string" table:style-name="ce1">
            <text:p>VWTD 9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DYN</text:p>
          </table:table-cell>
          <table:table-cell table:style-name="ce1"/>
          <table:table-cell office:value-type="string" table:style-name="ce1">
            <text:p>GOLDYN 61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ZEZICKI</text:p>
          </table:table-cell>
          <table:table-cell table:style-name="ce1"/>
          <table:table-cell office:value-type="string" table:style-name="ce1">
            <text:p>UKSXSBVDB 45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CHODOLSKI</text:p>
          </table:table-cell>
          <table:table-cell table:style-name="ce1"/>
          <table:table-cell office:value-type="string" table:style-name="ce1">
            <text:p>MOWBIXIFMEC 66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ZESIK</text:p>
          </table:table-cell>
          <table:table-cell table:style-name="ce1"/>
          <table:table-cell office:value-type="string" table:style-name="ce1">
            <text:p>QBJOCSU 46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CJAN</text:p>
          </table:table-cell>
          <table:table-cell table:style-name="ce1"/>
          <table:table-cell office:value-type="string" table:style-name="ce1">
            <text:p>ZDRYPC 40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CZULSKI</text:p>
          </table:table-cell>
          <table:table-cell table:style-name="ce1"/>
          <table:table-cell office:value-type="string" table:style-name="ce1">
            <text:p>DFTQLCJBZ 14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SZYNSKI</text:p>
          </table:table-cell>
          <table:table-cell table:style-name="ce1"/>
          <table:table-cell office:value-type="string" table:style-name="ce1">
            <text:p>YOGNMBGYW 16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APALA</text:p>
          </table:table-cell>
          <table:table-cell table:style-name="ce1"/>
          <table:table-cell office:value-type="string" table:style-name="ce1">
            <text:p>STITET 12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RA</text:p>
          </table:table-cell>
          <table:table-cell table:style-name="ce1"/>
          <table:table-cell office:value-type="string" table:style-name="ce1">
            <text:p>MNAJ 45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CON</text:p>
          </table:table-cell>
          <table:table-cell table:style-name="ce1"/>
          <table:table-cell office:value-type="string" table:style-name="ce1">
            <text:p>RSGSR 694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RASOWSKI</text:p>
          </table:table-cell>
          <table:table-cell table:style-name="ce1"/>
          <table:table-cell office:value-type="string" table:style-name="ce1">
            <text:p>AHQIEMIAY 32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MUDZINSKI</text:p>
          </table:table-cell>
          <table:table-cell table:style-name="ce1"/>
          <table:table-cell office:value-type="string" table:style-name="ce1">
            <text:p>JWENJSXCUS 479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OLTOWSKI</text:p>
          </table:table-cell>
          <table:table-cell table:style-name="ce1"/>
          <table:table-cell office:value-type="string" table:style-name="ce1">
            <text:p>WLIQLTPHF 556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TER</text:p>
          </table:table-cell>
          <table:table-cell table:style-name="ce1"/>
          <table:table-cell office:value-type="string" table:style-name="ce1">
            <text:p>RCVGT 338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ERENC</text:p>
          </table:table-cell>
          <table:table-cell table:style-name="ce1"/>
          <table:table-cell office:value-type="string" table:style-name="ce1">
            <text:p>FERENC 148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ESARZ</text:p>
          </table:table-cell>
          <table:table-cell table:style-name="ce1"/>
          <table:table-cell office:value-type="string" table:style-name="ce1">
            <text:p>GIWEVD 26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ANTOR</text:p>
          </table:table-cell>
          <table:table-cell table:style-name="ce1"/>
          <table:table-cell office:value-type="string" table:style-name="ce1">
            <text:p>OERXSV 89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ABLOCKI</text:p>
          </table:table-cell>
          <table:table-cell table:style-name="ce1"/>
          <table:table-cell office:value-type="string" table:style-name="ce1">
            <text:p>ZABLOCKI 114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UDNIK</text:p>
          </table:table-cell>
          <table:table-cell table:style-name="ce1"/>
          <table:table-cell office:value-type="string" table:style-name="ce1">
            <text:p>RKTDYA 958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ZQYDB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EAYD 8264</text:p>
          </table:table-cell>
          <table:table-cell table:style-name="ce1"/>
          <table:table-cell office:value-type="float" office:value="22" table:formula="of:=MOD(8264;26)" table:style-name="ce1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OQYCKGYW 336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AXH 30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SBXDAZOTLJ 7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OGORZELSKI 32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SDWKCA 23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RIREZRB 52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DPYVF 22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JCBMB 72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NFYNX 7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RPNIJ 49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IPWXKPHF 19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NJWSNP 10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RNUJA 6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UVTQYUMK 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QMEH 7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UQFDLKW 8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CJWNT 93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KYEOVASOGE 75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XOZFKHFBTFZW 99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CYKGTWEJC 69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EPAVZHDVT 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JFEB 86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CUGLQIG 59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IOJNUZRNFD 95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CGNOY 15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YJYAX 76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TWHEDSXPN 60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MPTJOTLJ 56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UNYLYE 36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HFTK 98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GDKRSNVRJH 38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ZVKNVRJH 80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HUDZIK 24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FXYFQJWE 34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EVPSGL 65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YDJZI 50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OROTHCXPZ 74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JBRW 32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NUO 54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FIZE 59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RHZNAA 7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OQURGPIFEQ 22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IRDKJ 86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GXZQOKCOIF 61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SOCVSXCUS 94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UYD 80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KTLHG 98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JCKJVZHDVT 39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XUOTFM 54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GONQNHO 20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VYDK 93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YVURH 52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GTWJ 40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BKHFBTFZW 79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KBMRVOGCUS 40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GT 18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ECJMJKU 84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JSWBUFU 46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PRONCHZX 36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AWLCS 62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PZHIVWEASQ 60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HEZNAFXV 76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PIFSGOM 25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WQSY 15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GTPGT 46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KHYQO 64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UCHZLHFNL 71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PHOZXTLXRO 34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CZASQ 54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WSZOKGYW 59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JWRJ 17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EMRK 83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FWTSE 97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OLALTPHF 92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SOSVWOM 19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LZLHF 80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GJCZASQ 84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KNJSYVUK 2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NWTBXPN 3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HSPUZRP 62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DNXOD 44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MUJNZF 80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YKYPAXWI 5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QNKPUMK 65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HQWD 27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ZDER 17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BHCBWIY 80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BQB 34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IFIXTCYDWTSE 12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RNCNBTR 35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PLJGUPRVDZRP 64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GPBYH 97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RQEB 15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SOCVKU 95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MTN 89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TWTBNJHPN 98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PYZYPAXWI 37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LHFKDQRZLFC 24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DFDZG 34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JHPUBUS 23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IFTYRC 18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EWMIPIAWOM 3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CZHG 39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OWVPHF 81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RAPRY 17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OKT 41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YDKC 76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HIPZPHR 77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WUCG 68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ALUCH 34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XFJUNFBTR 25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LGPVYZRP 94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ZWIQO 28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GTOKRGQ 58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TZWXOBH 39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YNSQAGLQIG 59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BXDBXKLDB 8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ZBGTQZ 39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BMJL 97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EREIP 85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YI 55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JLUPSPXTLJ 18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ITOWBIQMEC 18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TCYHMRJH 62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QNH 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WKCKOF 67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TIIAPUU 7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ASEYGE 39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XUXG 2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NQNUPTBXPN 53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LPPXHLTPHF 19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RF 61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GCBXGCJQIG 90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NKYVUJOGE 4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CUVWUBMC 23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HDKNMJZ 31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HDBYNQDJ 47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MLGYRMUQIG 86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XUGECYQCWT 68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FCLVZHDVT 46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ITQKSQ 43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TDKNKJV 73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SVTAZOTLJ 56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RAYFKQ 40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GBUAWKRWC 3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YBA 14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GLGRYQO 41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YMEDIAY 57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LPQOWBTX 36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LITQPE 83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LIXKL 58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GOTMXM 73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KGKH 14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NPZQ 4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COKIQO 64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ZWUNJBXPN 78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AKHUTD 5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PRXPHORONZ 69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QPDMEUW 97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ITIQMEC 2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XOAXPW 9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SKSAWOM 24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WQY 62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BFGXBJFXV 6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EWQBQ 15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QTHO 4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YDKZF 5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EPEKE 87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MIPE 48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RABFNJBZ 79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TPHTLCZHDVT 70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MPMUQIG 17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LRUR 23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NQZP 47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MUZBJMZF 43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TQEQVASQ 55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CDR 48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OKI 99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QTQPGBR 29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CYHEI 75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NELYN 7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ZGFV 60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XYRWN 4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PMV 65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VYVQGW 66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PGDN 4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WNCM 62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PEPGI 17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OBYWSKWQN 15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CDCL 32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NSFBGLDB 75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HZLR 85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YUYMSXCUS 15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ITABPHORONZ 34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UDZYNSKI 25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EBNDAFXTLJ 92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ADWANSKI 19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HZGRH 53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LTQPEJBZ 72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ECQDUA 13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UEMNA 25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QUVTBGYUMK 2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OZQUCYQO 7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YBK 82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OZNIAKOWSKI 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ZTYFJQ 85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SOXUYGCUS 96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GCBZYJY 3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GNFVAFXV 9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QAQIS 74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JFXJOTLJ 87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XGCLN 72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ANQW 9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JRQTQDGOKCA 37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TQUKHIS 87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NYCDJ 17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LIHCMTYQMEC 58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VSUPR 72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YXE 40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CZHGVASQ 17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NQZKDVRJH 22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WHLS 95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CNCUBGM 4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RYQIGCUGAX 57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UYFETYQO 32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YFEW 14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USTRA 36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LUNSCKLV 30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MGLIV 68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ONECYQCWT 59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DWHSUCA 61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LSZEJBZ 69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ZULYZHDVT 24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GYJCI 8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DZFVMNFD 17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WJWTI 53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LHWZHDVT 74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XNBECJUSOGSMJ 58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XYFKPHF 66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XZFLOBH 52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VGUPJH 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UMS 79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BXKSUHPLDB 9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UENCRX 39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JRSFCS 2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DWJS 1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BFKEZTBZ 11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DUQD 87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VSBXTLJ 22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SYGOKCA 30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BXSZDI 82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TCPV 32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LGZFH 93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ACZKOWSKI 72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CNKEMK 80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EPAZP 8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BPMHCUQIG 5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BSPTMBXTLJ 89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NUXHCE 63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PEXSAWOM 92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YWB 56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NBPT 66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ZVUQZRCVB 30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MHETKXD 1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VTHUVDZRP 40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EHIN 5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CPCZSKGYW 75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UTKOWSKI 14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OVCYF 35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ZQXLY 10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EHAER 10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DIMJOX 33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DZOMPXCV 83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YGDCRWOM 9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IKTOR 93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VZWBH 49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GCHIY 36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IKOLAJCZAK 89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WKAGFWC 76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TWTAZHTNK 92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RAJEK 13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MKEW 79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ZMZRYZJ 76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GI 65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FCTQPEJBZ 16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LOFCDVT 68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AXJFXH 67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LYFBZE 35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QXMLWA 60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VDIHE 62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LWNPCLV 75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FNCZ 89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TCYHRY 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CBSWEASQ 23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ZTALPXTLJ 35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KBDYCSOGSMJ 76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HRJTORJH 80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TQFBXPN 59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QSX 44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UTUZRNFD 63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IFHM 82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JGVRASC 43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GNAVFMRJFXV 4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HBGZKDB 35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VFVGVMU 54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RSTDWOKCA 55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PCPHOZXTLXRO 74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ASZKIEWICZ 75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NULTSHMEC 19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NBITJ 82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MUYJ 2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FIDVCR 76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GKNGW 2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YMR 37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PCWTYDVT 35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ERAX 90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BONYN 48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YGMRWOM 33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DKNKZWL 6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YJY 82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MDCGOKCA 18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XSZY 67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VHDBG 67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WTXEJP 93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BYNXBJFXV 27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WZRZHDVT 72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MUYAIG 62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ONRNWCF 5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ZTQVASQ 97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LEFSAWOM 59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KUPKQYUMK 69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FQZX 9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GONQ 6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CSDKCA 74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NQXRZX 5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FSM 34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BCBMB 44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IPELPXTLJ 62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AJFXVMTLJ 10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EBUS 59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NVBT 64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PGDINFD 60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HJGTHYGFR 35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DGFJNU 54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BZWRMS 95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ALMBSA 6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XDZKV 52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LXZAP 67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NHEG 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JFMTRFV 75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MLQYVX 75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JUFYDIAY 28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YLEWSKI 49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MZUM 6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SLWBCG 18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SFUA 23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ZSXMRJH 20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XMJNVRJH 55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QDNQEMK 88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MWOSVWOM 60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KHEJOGE 4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XDZ 65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LXPITZ 7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TVAPGTZ 39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ZMFD 9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LUHWTSE 48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KVDOB 25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ZHMEQVASQ 28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ZHWHI 69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UFCMT 60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FMBAPXTLJ 68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OSRWOM 73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PEFUA 46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HOQV 8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ULIKOWSKI 89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AILW 92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TCUXYE 99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JYXY 78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BZNYN 21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KXGWT 66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HBITJ 73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USGTIFAQ 84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YRCHY 4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VDHSZRP 96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KHLNVHBY 38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RVFLHOVNL 16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QWAIEWU 76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CJWRNFBTR 23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RJUNLTR 65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IZKHGVASQ 10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XWKAXWI 77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KJEBOU 98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XSOGCUS 30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FWFLIBH 78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QUMYC 7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NVAOJEWG 62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GCG 18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QNRPTBXPN 77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UMJGTUCOIF 23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KCZOBOU 47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VQXWG 69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WZGKSQ 67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ZNSLYZHDVT 33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KNVT 16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DSTE 40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HEB 22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XMFM 37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GPCAIG 76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ZDC 29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DGDKDPF 93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EV 8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PMBSTLJ 5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FEFGRTBZ 23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OLTSH 9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TWSF 74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LHFKRZLFC 54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ACHNIK 46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QIMZPAIEWU 32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BGPV 27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HKDUJ 94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YVKE 17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DVLHND 4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ILYVU 80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OXMOV 89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EBULSKI 75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TBTXFI 25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XZJAHZX 6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TVSFTKLDB 1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UDV 25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EREK 2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CNGVC 20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JMNLTR 31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QNUHK 32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TEQTBXPN 82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OMIAK 92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ARSZCZEWSKI 26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WOEKNAG 13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VYUDZGV 40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XTRONCHZX 20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DKJUJ 58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VXKMUVF 25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DIJAHZX 66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ZHMASWEQIS 48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XTRWPCDLHZX 92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PKEZMB 83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AEYMXEWU 28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ANKOWSKI 75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REBFNJBZ 5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SDHIZO 56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DGNH 85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QFGM 73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DWUZS 33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EDUZQF 5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JVNT 28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SHAWJFAC 37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UCDCJD 8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SRVS 4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RLINT 24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WNT 75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HXTRZX 96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OSF 15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ZBYDJ 1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BHJFSB 1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EHEJUFSTBXPN 85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IZMKSQ 80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RFVREFXV 73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TRFSXPN 42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FWPEL 63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AWEASQ 25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NYVPMRX 87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ZMJWLCK 47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LIEIJIQCWT 28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ANWAIUMW 2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NKTL 70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EPAYGE 93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KVAG 36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MJYI 3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JGZXTLXRO 68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YFIV 32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WHUOV 42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NZHYN 53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XIWJWBTR 74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QZAHGK 56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MIYPAXWI 54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BSZDIUB 46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NTIZXEJBXPN 4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DA 4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IZIV 88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AXMW 43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HDQYAHBJH 83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SDEZMNVHBY 42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EAXW 23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QTHEPDQ 6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LIXZW 24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WZMVK 20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AZUW 6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COSAWOM 39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HXBJFXV 73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MCSKAWOAUR 26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KGPMKGYKEB 43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EQBITI 3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CDMO 22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TGWTBTQXPN 96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YWKXYGSMJ 32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AMIVDCRWOM 23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EWDM 9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QREH 32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HVTKLDB 68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RPRNU 5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CVYLU 64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MZSAIEWU 85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MZMBY 28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AFSOFL 40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ADEBAPUMK 56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VWGJIJRNFD 77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EWXIVREO 38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RYBARX 4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RIGFNZTQ 98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QMBQSPOA 5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EHKXD 58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LFKRWD 19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DZXCVXUZF 70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LXLJKPEFNZTQ 58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DZQLFCDN 70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YFZEJBZ 63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YPXCAIG 31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UFWAIEWU 26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ZSJNVRJH 86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AZARSKI 37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RIJQTQ 32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YDIUK 6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CYFMEC 49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YBRVDZRP 94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RWLTPHF 3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CUKNWM 34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SEJGRAC 73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OKQGXIFEQ 96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XEDW 81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MWGNOLMW 9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XQXGZWVH 73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VAWBTPHF 55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MVEZRNFD 12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UHUZQG 38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GXIFGQ 5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FUVS 78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DNRZVNL 8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LNKDM 40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VXBEN 23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NVSDHPLDB 69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COWEASQ 47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DGTRZX 77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DYZP 58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LOD 68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EAGDCRWOM 52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XBY 70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YIMUGCAIG 24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DWBMDVCFCBN 78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OWA 76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KRJQRB 9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GYM 60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RPHQGD 72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CABMTVQS 87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OPYZP 76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TKLDB 83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JFMDAFXTLJ 67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VSOE 23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XVCFCBN 1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SBSU 5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OSKFAC 28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CEGCJQIG 9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ABY 62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ZIPNJBNHE 28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RKR 28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WQGLQIG 15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URCZAK 27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XWTXU 64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JGDLHZX 34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IBWXH 17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HDRHDKRJH 5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OQSOVUK 90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DUCDEHN 61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FBKM 15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AJBRWBTR 2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NDOY 9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ZWLVZHDVT 64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TITQFP 19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PSQXWLQIG 40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AWURGJCAWOAUR 59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LMTLSXPLDB 70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YVOMIAMGD 30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OXTFKPHF 30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KHJQA 56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ZGNSXPN 88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GUMK 62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OZZSF 33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KOBWSQ 49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QRIEVTBZ 82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BJGRVDZRP 40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WZN 40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PSLB 17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YDYMHJ 20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LHCZ 70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UWSHU 39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CQCB 73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KRUHIAY 33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EKHIZASQ 5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XFECGIFKCYQO 23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PREGONZ 86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JTAUBM 69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VCPIDLXRO 7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OZQNMY 76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GYJNJ 93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TPXKL 50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DLFSJP 22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KHTPLJ 79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GTOG 78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EHIAY 52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FHM 6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HMVX 9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OYIPSY 5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FALOLTFZW 68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XLINT 5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XIBH 66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ZWEDSXPN 60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OQNSY 57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EOSGDC 35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SDMGOM 57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ZMZIN 97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GCXFETOGQ 98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ADZIEJEWSKI 32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VGFJRDVF 7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NZD 10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VYTE 42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HQ 31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BXMKHG 9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WUOKGTGM 95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NWIWNV 53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NZUVIVB 36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PIZP 46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SLPU 60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MJGR 46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HOBYWSKWQN 42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JFNULIHT 73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CYWYUB 7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MBUZEWU 12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ALTFXH 67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XKFXH 90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EBOPXJDA 66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CMQOC 1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ELM 30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TVAXE 11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DGJRZX 59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MKRUR 13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QTQXMS 66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CTQP 17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YBZGLDZRP 47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HFRWBTR 94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GFYQP 41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GVZRSDJ 2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FCVB 63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MELMW 50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LZFKPHF 84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OVSXCUS 57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ACZOROWSKI 52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PTGXD 7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FWFGFXE 78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JGEWC 95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BDLJFXJDA 60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DGLOAFKCA 57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YJWTSHMEC 31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UXIF 64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HZUPLDZRP 82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URKIEWICZ 50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KXQXOB 86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KGOKPUMK 34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KVSMUS 41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PTGBVDB 92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URKIQO 46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TSHEDP 43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KHQIPUA 5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FCVTBZ 34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VYGSU 34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NUVNA 28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CKJRZOKVT 13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VOC 73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IGUH 27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WDKPHDVT 42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NVAHPLDB 4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FSJHEPT 20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YUJQHQ 5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SQCI 30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BUZD 87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ZMTRYJHDVHBY 12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SKLJRST 35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GONQNHOTLHZX 53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ADRTZ 23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UZUIQO 47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ASZCZAK 88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CFUHIQMEC 70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FBIBZ 18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UTHPUZUMIAY 87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FRNALINFBTR 8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TBNHPN 75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XBJEBAFXV 54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ZWLYDVT 85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HWSRGLDB 56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VDPUZRP 9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RBANCZYK 72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FLQH 40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THMTBXPN 32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DZOMVNDF 2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NWJGEASEYV 2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SRFNSXQNMY 67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TNUFV 39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DFQYXM 3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CZSQYW 63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YPYQGLQIG 34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LSLR 97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VXFNJBZ 3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XPMJW 20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XINORJT 9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WXHKJOGE 7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HIXVQS 80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OAUNQYUMK 79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OQYCKGYW 37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MNEAVRPXV 86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YVKGRP 45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VRXNEM 24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XWGTKS 88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WPQOVWG 18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VEZM 65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UJB 58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GRODOWCZYK 29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VBYZQBYXJ 88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YEZYZHTNK 59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EMRYNX 25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YRMPQIG 80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LAILTPHF 52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YQMRY 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WZHEJP 52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DWFQF 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LCKPMDVT 95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RCRIVB 16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BXFVSRD 88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NFXBJFXV 2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VSLB 89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KTKMJUYGCUS 60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ILIT 62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RTY 25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MFKBSA 52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OGDSFGYW 73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KZATYDVT 28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VXLCR 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NMAOBGYW 80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WSHFNOY 4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PITRZX 52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ZGLZGKP 13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FTPMFL 54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JEXTR 2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LHDBG 2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YWKCSU 92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ADAZQJOTLJ 23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EBUA 81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TSGUHIQMEC 70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YVULR 28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YUTPMYUTP 36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AROSZEWICZ 14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GDAXZ 30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CBRSY 98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JGDINFD 77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USIFEQ 3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PMZF 36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QTS 7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KHKX 39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AOJEG 56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PVAP 95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NZEJBZ 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TDNUHPLDB 96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FIQCEIQMEC 92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QTQVISR 24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OGWOY 62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TESNFP 44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JOZK 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ROBH 43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TEXFUT 22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VCKMIP 36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VSVZGFU 94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XOTGHZX 76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EAZVSEAYGE 28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LDEHL 86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MNIY 14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KNVYGCUS 6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ENHE 5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TUTM 50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LIBKAX 48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GRSNAVHX 35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BT 32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TQHZSZ 5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TEDK 52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JRQKRLGXAC 78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CWZHDVT 67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PRETGHZX 4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BMJHPSTLJ 63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RCQLDN 27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YAIGCUGAX 74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VSDHSAWOM 79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PMVN 13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BSXBU 33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EHEMYQA 92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SOQKXCUS 52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JRJSNZP 21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OGZQUCYQO 14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YWKQKVK 94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GWKRLBTD 49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LHPLHF 56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GYJMZPXCQIG 87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KOH 28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ULMTUF 26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JKRLI 30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UCBCDN 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FITXE 88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XPFKPHF 87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AKJWRJT 73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HUVAH 90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AWROCKI 60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TKHIS 35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BPKFXH 77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ZUMSKI 44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JRWYGJURQC 47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IHVLIJT 39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FGBTPHF 49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ZUEVTPHTNK 39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QHSXUMAQ 1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ZMTPCLU 32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EQMBWKPWEASQ 97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FJKVTBZ 23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HOA 18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KSAY 81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EWJWLI 85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LJRB 10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ZWYV 19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SEOPWG 65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OWA 68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PMXCI 75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PROTZ 84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LIXQX 94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PKDJBL 59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MNGBJMUQIG 86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UFWTSHMEC 50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SPOTLJ 78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KVQX 46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ACIEJCZYK 96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RCFCVGJQR 9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KSRPTVS 21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DEGPLP 30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AZURKIEWICZ 90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QBWDGM 52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QNWSOGE 65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VLBTAFXTLJ 42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XTAXROZD 44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IDVSU 55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BDAPS 18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YDDYSAY 10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INBWOY 60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JRWKRURSC 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TCEBAM 47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ZYZAVZ 79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IBCAQS 40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RAWVRAU 89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UGXBYJY 74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EWTVSAMGD 35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KUBEBGM 14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CQMRWOM 65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SVOSAWOM 21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QLW 65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VMNX 8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BJOLJRP 7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VXBYNWRJFXV 50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XFKYFIF 27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PVSOXPZ 84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KLKSEYV 4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WDFKRZLFC 87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YBZGJGFUZRP 24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JKTXFBTR 92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PEGLXE 65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UELQD 97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RCRJQTQPB 66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LUQBZ 81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GJURQUS 6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HLORMX 29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SMEIQMEC 45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SPUFQDIAY 62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PHXZ 59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BCNGN 90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TRYJNVRJH 12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QKPVQMEQKH 9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QHWSOGE 57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PQFSTLJ 79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ONRNSKGYW 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JQTLJ 46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ZCFYCKGYW 19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XHOTZ 83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FOWBIQMEC 76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JWJBILIHT 95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NJUQFP 86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SETGJKCA 96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DCQDJ 10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NVAOGE 7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TQFSNS 38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VRGEBJFXV 3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BDJFKFXTLJ 3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HLXD 44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QXEWG 42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RITQPB 72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DYPH 58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HQNF 17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IMWCHCUE 22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YHMP 96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TKDHPBVS 77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OQVCKWOY 28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KBIXSKU 48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IMAXCI 61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NTYWTBXPN 54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SOCVSU 58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UROWKA 76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IUPA 55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NKGKL 28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SLYE 63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PWWPC 92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EUKCJEU 56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SFSP 3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AXBSD 20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YAXIMUQIG 56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DMYFMRWOM 82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OCOQ 14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JWL 32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DOCXRZX 24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GJGOAC 76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WBOPWBK 86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EPYA 48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HUJCE 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YUSOA 14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HTPCV 47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WBXTATRZX 57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MNEL 63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TBGRKQTC 8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IDERA 63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FWHNXE 70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OGWCFCKGYW 62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JMHZGGV 26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YQMRWOM 92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ACHALA 26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MIROS 33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GAFYJSI 52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OTGLXCHZX 42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WVJRWBSC 7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XEXD 37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TNSLWZHTNK 42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LGKXOLTPHF 7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KCZBJIMUS 35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JMBYPAXYI 27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MEUZEWU 44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RCZTBZ 10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GTOQUCYQO 98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TRHZK 15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BRSH 2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SAFNJOTLJ 60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NUCBSFCDN 46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PUMJOTLJ 17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FJJR 44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BSFL 58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XWMAJC 94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ASANUJ 27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KSXJQ 55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PFVNDF 89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HBGSDQ 84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DYIPAP 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JFSACJOTLJ 3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IOEPE 88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RCOLN 52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LVLCPHTNK 57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HLDYL 1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IUFMXEWU 66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UFYMEC 49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ZIUCGN 90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KYVSWNW 39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UQFDLKWAIEWU 39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PQGDRZX 12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BOVTA 82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SQSPOE 2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SOWDWC 2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WDGPON 94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XTIFH 23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SOGOQVYGCUS 82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QLRO 47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DACN 96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YLGLR 50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KVICK 52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OBCZYNSKI 85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QXMHDVHBY 4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UVOKXGRG 3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PDAFL 53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MJESF 60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GECAWOAUR 86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KXQOB 89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ZET 8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RURYRJT 62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ZHM 70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MDEWU 6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CQV 56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OKVROTYQO 9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NKZMRJH 89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POFJRNFD 28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EJQHRQ 39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XFXU 40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IVCYMEC 4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AWJGF 42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SAFYPAXWI 11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RGZKQ 95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WFHEDP 1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PLTG 84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NXPTWE 9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PXMPV 8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PZPLDPJG 54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YAJEHEMYSP 5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UQFCE 41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JRVGXUTF 74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YJAQ 68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ACHWNV 87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FCJWZ 86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GNAVX 23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ULEVB 32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NJNS 42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CNYC 55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YNKIEWICZ 80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KVIQO 56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USOTKQ 15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TGCXZ 9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BLDBXPBVS 44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HJOVDPJG 69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GQAHOKI 43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MXQVASQ 5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MUYJGI 77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WLWTASQ 73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FWHEJBXPN 8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IECHA 3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AYTOKXF 67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RKJFQO 25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FQIDLF 62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VPLHFKPHF 51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PXMCKFDVT 74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TQZ 11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OTWKX 73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CGNYCKGYW 4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VANJEG 79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GXIFEQ 67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WPVDJ 70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HCMHPBVS 97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OXVDUFCBN 25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BSFU 29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XBLRNUWRJT 64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OTSEU 48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QHSXEB 25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ULKA 20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ERQDIAY 77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TYLQIHEU 92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PIJHOTZ 12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EAYJQ 44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ILUF 66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BEULF 27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IFO 94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ZBGZQRJH 6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YLKLY 36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GNJFXV 9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JDWTHTPN 70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DUND 98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NPMLAFXV 8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NOZMRJH 2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HSZAOQV 8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VREPVAFXV 24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ITIVB 20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LJCB 6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JUDABL 12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HQLY 4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NWT 79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PYUDVF 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HIVYVDZRP 22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JFOGQ 8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ORNACKI 16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QDCMQYUMK 76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EZIERSKI 36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CJAIHT 79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KVGV 55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NQPKPC 21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VJPHU 7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ETMW 32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RW 89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ALYS 90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KSXEDT 50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OVTPJG 95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BXBYBJFXV 58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BRJITRNFRLI 33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LVZHDVT 86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UHOGRQG 34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UXL 77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YXEIQMEC 34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MAXMPMUQIG 76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ZKJHDVHBY 53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PKDVG 52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DHYKVDZRP 81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IECKOWSKI 59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MVE 8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EMBFGBJFXV 97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MZUQXQIEWU 91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DGCN 7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UBJIXSKBJ 2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EAZVEJOGE 58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WZEVL 57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IPRWJGHZX 64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SUCGOKCA 35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QAFG 20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WZGA 57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MJLY 76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HJGVYLR 36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CFTY 37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MREFXV 15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VGZRNFD 12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LDLOL 86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DAZFOLMW 15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QMTVQS 19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ITSI 3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IRZO 26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FMDOLQIEWU 59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YRSKI 3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JGK 33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FPTBPF 85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IF 6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POFV 67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XBTOJBL 78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YHJG 59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DYQTUA 70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NENSXPN 18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VEGDCO 3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OKZXGYFKCYQO 7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TJZRYBYXJ 12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ZQBHMHZJ 5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KWQBQ 14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FCFUQZVAJBZ 41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ODGORSKI 2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TYUQXAIUQO 58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YPXWLQIG 48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WDKEC 28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FMUTKFJRNFD 85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FWXEFBXPN 7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UMUFOTYQO 17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ZVWRJFXV 7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HOBWSY 9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ADOWSKI 14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HUGD 1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MCGOKCA 94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GLMDS 54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LUZC 50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YUSXESAY 33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MDFZUW 1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AXMNQW 75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DAPLUW 28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ZI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SCMTAC 90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LCVB 93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SQSX 10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JSKMKCA 19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ICPON 13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SJFSOKCA 48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SVDG 28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CEJQNEBAM 38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XOLJRZVNL 9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GMITOE 8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GFBKC 38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WE 93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TEJKTBNHE 58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HYUVDZRP 20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BKDMJKU 32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PIOWMEO 65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WTEJP 42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TLKRL 50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DEET 23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JMKGLQIG 18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LFW 62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PSHEAWOM 56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RYPXCA 68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CDSVNL 16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UWTEIQMEC 34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PEURCLDN 54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QYCNMQYUMK 39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MIP 47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SBVWD 98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XSCJB 17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RGING 29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EMJOU 24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CWBIH 94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SQGCAIG 92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SOMVKG 76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DZVNL 32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PYJG 9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IRCRB 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JVKMRODUK 11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HJODUVNL 70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XFVSND 67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CLTW 22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TYWBIQMEC 43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UBOJBL 58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TXADYBTR 66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WNQP 46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YSQ 8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RNIRK 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NHMYF 43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UBFK 56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XMIRWBTR 4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NAVFMRJFXV 18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SKNAG 86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ACGDSBURMC 8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QDYA 43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AGIELA 61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SKAFKCA 5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MHFGNX 31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QHDEMIAY 77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ISCKP 94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XRYJZ 5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LTNQYB 4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KFGBR 84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XAYFQG 52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SZYO 86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UWTYQMEC 82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MJF 76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LSNRSAWOM 39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FYDP 59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AHIFETYQO 95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SONJSKVUYGCUS 14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QNAG 49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IHCREO 28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PYQTEIP 34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VYRX 40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ZPTBXPN 87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TXF 59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KXKJ 5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EANJEWG 67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KNBG 38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XBINUJ 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CISJY 47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IOQMTASQ 22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SOVKU 32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RKTQRB 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FRNLRWBTR 53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JAXBRWBTR 19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HEDQ 7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BXWHKHPBVS 37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LHVCBQVNL 58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JKPBKXSOM 35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HGUDV 88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AWCZUK 17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YVQERIO 16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DWJ 58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SWOJEASOGE 19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MNUOWU 56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LMEM 36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MIVDINIAWOM 90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XIHLTPHF 78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IFYVCYQMEC 96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XINAJ 2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UHUWB 20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BMLEN 50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HYHULR 53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DANT 77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MYUHPSXEMIAY 83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CFGLC 37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VAW 36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NOFBCHO 57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LCZBFNJBZ 76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XAZDLHZX 96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KNMQYUMK 30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RWRNLTR 99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JFMJDLJ 5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TPAH 34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ZKVSXCUS 5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CJUL 10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OLKVK 7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LCMZHDVT 76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TQAHSI 41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RNTDC 1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ZQKHMRJH 73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SPWSQ 19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SOCVKB 7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UTKA 62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RUTUCYQO 54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CFCHSNRZVNL 87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ATHXCHZX 33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DUNRZVNL 4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GU 88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GFTC 47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ABCRX 27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ODCOR 73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OTAXVP 7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CVO 19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AQVASQ 20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OIA 72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OPGQ 58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KLYTLHDVT 54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UBSPQA 30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QPFTCEMK 3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IDYQMEC 50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MBFGOKCA 96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SBVS 4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QOEJ 6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WSZUIG 60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IERADZKI 86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LSKRQFKCA 85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AKAWD 25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YVHXUTF 66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TQFTK 63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UNSM 4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YVSXCUS 77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UFQJP 3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CLFC 95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YTADJ 7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HZALYUHR 16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ENK 4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GKNODJ 4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ZYTPNKYJ 4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SJURQFKCA 74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AFNKT 97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FBOKXQ 7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NJYVPXV 57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WOZOG 66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PGTBQP 8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NKHPLDB 72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NBFP 79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CNOYWSKWQN 86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FCWBULT 96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EPEGL 62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HGLWZKHGS 95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PHZXTLXRO 28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THXZ 3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VYPMV 63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KCJMJEU 82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YVYWCUS 50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HZNLETPLDB 57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VQUVDZRP 2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OXFCBQVNL 79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HEMHKTD 18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UDFJRNFD 14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MKCA 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POT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EMLTYBQ 79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PZGJGHR 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UYLGSI 48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IKRUT 42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CXKHIS 7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AZNLJFXJDA 70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BLDNI 45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ROMSXCUS 87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JRQRSFASC 68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AXFKEUMW 98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DADMDJ 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JINVY 30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QUKPUMK 90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BOVRFMRX 4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MHON 3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ZGZVT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YJCQY 70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YVGDCO 13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RNLQXFRJT 31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UGCI 85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DIBC 57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SXTPWTYDVT 70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CFWTYE 59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JNZF 72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AXKUNFBTR 50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RYTXKMUS 53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GYAD 42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YGVGRH 74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ZERIW 7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NOFQPTBXPN 46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BXGBTL 63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EAJEAG 82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BDAPGTZ 47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GSWNW 9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XPHLTFXH 8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KIPQ 25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PHEBGLDB 27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MQVHSF 98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BKMJKU 4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SPKHUA 8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APRW 59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QDSFWXPN 82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XIFKPHF 40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HETLT 55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DZOXV 39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MIHPIGOM 89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UTKLGR 67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IXHUL 69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BXVAHPLDB 46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XJOLW 77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LPCHZX 95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GSNYI 25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HETLBGLDB 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VXDZEJRNFD 32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IVD 35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OVIFJRNFD 70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UYSGRG 49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DCD 98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ZR 36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CFSY 40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ZPYK 97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VLBOMRD 58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KPUQLB 93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LCD 87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TDAEFAIEWU 38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JHOZXTLXRO 71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FCZWYCKGYW 85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PTNJEFS 3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CLHQK 89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HQAEMYQA 88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QFDKGNUMK 24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EWETQ 93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ADKPUMK 38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UAQBQ 47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BDLT 91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HQMSIV 85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BLKXOU 67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VUPLJGRH 22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HPOIPJED 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CLHQVASQ 67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QBI 62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VQJT 68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QXFEVOTYQO 28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KHYQO 4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QZJU 15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KEMKGYKEB 83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KHGKSOGE 82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JMVRAWF 99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DTRNUTJ 23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JIVRNALIJT 8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XINT 73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HYDPUZRP 57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UMAYF 28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GMLRCI 43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EHED 94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MXHGAVX 18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SVGOKCA 58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ZAPC 76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GWSEJOGE 24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MVDJFOOJL 93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BMOVPXV 40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KRQSAY 56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NOVAFXV 40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ELIXTEC 77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GQGCJCUQIG 27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PKHWNYVUG 99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OLSKI 64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OTETRZX 38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RGYFQUCYQO 22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UYOTYQO 30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FOPV 12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YHFNEM 43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TBVI 19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OFCZ 16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DAMEK 59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ZIJQ 8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AYMJKCA 29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HVNAVJW 20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EYGQUCYQO 1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JMPAXWI 64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CGBO 75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ECKPWPNVT 97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HSLJRP 45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FSMFDLJ 34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RCZTBZ 2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AXSG 73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CTMAHI 95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MXAMR 19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EHPTVS 54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JQSXUHQ 76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RGLKR 4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WEJCPGM 69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PAXCDLHZX 70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UDHMFQXPN 62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AUZGOKCA 93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ODE 88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XOLJ 3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PJOHSPR 66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LMZC 14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BMBTFL 29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VBJYV 84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HUPLJ 78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GXZUYFKCOIF 5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RAPALA 58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CZIA 87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JBMPXBT 94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TGAXCHZX 83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TPXTYDVT 6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GDRFV 1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CYJ 94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NERPXV 65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SPHGDHPLDB 98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ANCZEWSKI 37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RJCREBR 46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FUSZLPXTLJ 53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XGM 51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DPLJPJRP 83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ZVTBRIQ 9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HKVTZRP 10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NUQCULMEC 48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WPCI 37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JQKLWC 19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FXUWEDP 45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INJFMFXTLJ 39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ZHNSXPN 62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WFEPNJBNHE 73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ROQLDN 42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WJQS 80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DIMJIXCUS 5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QDQI 85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XAQ 60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WTMK 34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YBPY 7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VERITQPB 89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MDMEUGW 97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BXJDLJ 96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KHEMIAY 8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JQK 73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UNIEWSKI 83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ORQVNL 29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TVKXO 21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TC 8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RCLJ 54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BFGBVDB 29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KHTPO 88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SVDIBMB 67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RTZVARB 14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LWTDKPHDVT 21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UQUXTEC 8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MTABL 92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ELGW 34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GUZWFKCA 6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NWPY 83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HYJGFUZRP 32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ZVQXFUR 36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FBHEXD 49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SDMRFQ 27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LILZWBH 52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NTQRIQRB 43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QHEZP 68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KTUTKXD 6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WEJPKGYKEB 88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UT 5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RMRJFXV 46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LGZFHLTPHF 59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RCQB 49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BTJMPXTLJ 9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MJOLB 89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MIUP 14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DAUZ 51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PAXHOTLHZX 35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VZ 12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PIROPZ 19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AVCFSU 41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RYCZKA 4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VSPR 9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QAHVQMEASQ 82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VKU 88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DMTS 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LCRBFNJBZ 53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KMRYVCUS 38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QJEYGE 51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LUMOWEC 25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MZQW 69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HQOAG 24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XUFUCYQO 26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ODVLDN 12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USEYGE 62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LMFWAIEWU 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CYMFYQCWT 36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UDG 84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EBMQRX 63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WTQ 22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MCGEKCA 64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IYOGNSKWQN 34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WOGW 14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NJQFP 70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OBCKGYW 9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UYKIQO 89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JCDBILIJT 57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INE 23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QYQNKM 5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QKRGEAJKCA 8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QOV 24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ALMHUVDZRP 73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YIDYUMIAY 63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UZVRY 66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PFPGFV 29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AJZNKSOGE 96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EZJOIYQA 91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OXGBTPHF 98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TZUTOGQ 45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IDNUF 76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ZIJP 28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MQMRWOM 65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RURZFCBN 35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VPFXH 24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QFUKCFNA 78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PKDJFTABL 2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DTRNWWRT 29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AKOWSKI 89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ZVKILJQVNJBZ 58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ORFCNBM 6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HGTKSXPLDB 26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DPHGKVDZRP 97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QUEKEMK 30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EZUA 69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DOZXSKU 54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PMUTINFD 31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LPLI 3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EMK 51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NQNUHEZP 16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PZ 8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LDXG 82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RV 46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RFHN 76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VYZENFD 86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MPYUQIG 89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WOJAK 63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NVUXUHW 24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TGBPC 43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JQYXMRJH 5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CBCP 8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EDHMTBXPN 90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DEGLSV 73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ZWKO 86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OHMQLFCDN 98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UGW 13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TLXD 54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NWTXQFB 30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OSAKOWSKI 3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RDSUZLS 50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TJSEURQC 76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ZUPKQ 24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ARIFEQ 8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WBPKCT 22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VKVXU 51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WHAY 44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YZQDJ 45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WSQSOV 54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KOYY 71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QIPSPOA 71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WSZQOFSY 25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LHJXQ 9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TGDHPLDB 5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YQDCDQ 45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UNOMCUE 6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RNZJKFNJBZ 4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PXDVT 57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LWTYDVT 19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RENJSXCUS 90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SPZGJGFUZRP 7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GOTMDEWU 79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ZVKIRJQBF 8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ZWDXFD 2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EHLXD 69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NJQNSXPN 9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GNVULEAY 24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YQRSQXYI 58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UVEFJRNFD 48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IPJZRB 47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VOGK 58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VKBXTLJ 40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MWGNOLKW 14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JMNT 99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ZGNP 62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NAVYHX 15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FUJQF 58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RMDT 39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EZJAEMIAY 42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ZIVSWEASQ 32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SPUIDO 92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LPSTLJ 3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HJPHR 12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QDKZ 5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AZUQOWU 29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VXCVGV 54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FMBAOZ 68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EZNVT 75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NMHEPMNX 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USLSMUS 5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DLQBUADWM 38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UVCUH 18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JHVBVGNFD 76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RVLDN 17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PSRCR 41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XQELOL 64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KLNKSOGE 43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BJDH 6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HEPT 2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JGSIFGQ 79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TDCPQYKEB 14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KYQJ 98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PKUBTJL 80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JWSFHPN 56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QOWKSQ 12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NAJE 60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QFE 64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SLXU 52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CVGRTQ 63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YQTCMQYUMK 23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TGNJWFOXPN 53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VSDMO 37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WNMQYUMK 19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TNSLWNKJV 44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KSEJOGE 86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IJYLU 29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JKZF 52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HINVRJH 48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YSXC 80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TXRTBXPN 5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CQNMLBCI 12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IQVO 3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KPCYTNVT 45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CVCT 9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RRM 3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HPQA 88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DQRZVNL 1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HAHQZRP 82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ADOLKZEWU 96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BMLPXTLJ 83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DGBWM 12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VRJMNFD 23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RUDOVNL 2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AYFETYQO 33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EVUK 95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RVCFCBN 35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ZKDOZ 9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IBZWJI 38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CJWYEQG 89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XCXOX 46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YIHUZRP 6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GYHY 83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TWHELDB 45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VYVALWJAG 4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TPHTPCDVT 73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WEDGTWTBXPN 27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PHVTAFXTLJ 5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BYN 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JHDI 90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ADLPRZX 13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BDIBSB 20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HGBY 22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QPZMDEWU 38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AHY 93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KNKPUMK 88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ITQOWZI 42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OMR 46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ME 49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DMIOLMW 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UWU 34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CUNYE 15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MSBYZJ 77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YDRA 18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IPFNMQYW 60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VEYWI 28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VRFV 3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IDZDLHZX 2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JBPO 32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VQIXH 72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DODV 2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DBZJ 93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JQIYKA 83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PYUAEDIAY 60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JSXA 47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WTWC 67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UQPLIUQPLWU 3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FBWTS 9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LUVCHMEC 4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QZUMIAY 35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FBXMTGT 44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XGSAXQOWU 73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NYNF 82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EHSPRE 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PEDINGDCO 79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IWMEO 2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RUJGXYQO 9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SKVUYGCUS 50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JQTQFCBFNJBZ 70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FGLXGT 9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JNXDPF 37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TENLSDT 3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BFQNSF 92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AXJLTPHF 69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IJCHMEC 76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IVQMT 66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NOVFMRJFXV 36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FCRIQ 42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JSFCW 49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LMDZAIEWU 50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MQNYCKGYW 4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ALM 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RINFNJBZ 17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PXWEMBY 82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CZO 7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OKIFQUCYQO 69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HDLS 51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YVG 71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BSDA 90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JLIXOZWVH 93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DKCJOU 22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ANCTZ 9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YT 58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QJOZQ 97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IEWIORA 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NDRZEJCZAK 30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QOEBCM 66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OBKOWSKI 78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PSPXJDA 27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AVOTYQO 10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SDAFS 10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WTRFIEPN 7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YKFGTUMK 90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EBQN 82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WXYXQ 7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KWQZIAY 2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OVL 5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KXSOMUS 85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ZVKVB 45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QLVANC 60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YFJ 55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DWUDV 46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XWDXG 67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YXNBKDYGSMJ 99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VYVUH 77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ICHY 47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HUPZGLDZRP 10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HKHMAVQIS 33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NICH 82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ZJNABYXJ 70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MZMF 14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XAXMRIY 4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OZYCKGYW 58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YJY 18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WBGT 19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FQTHMF 14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HZSVDZRP 42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CGWQYW 67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NWYVAG 89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EVGDCRWOM 43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FHEDSXPN 5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FBWDX 23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YQXY 19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TKHLSXD 4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XGIQUCOGQ 46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RAULB 9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LWHFAWOKCA 30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YHPVAFXV 25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PZLR 91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EAHOGE 36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AWJSCGOKCA 68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YMSYVOU 42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JUDBITRNFRLI 82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NWHW 57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VNYXBJFXV 4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DATQXDLHZX 60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CAUQMZH 68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ETSXCXPLDB 30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NVATKXD 54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KZBYMUS 84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UCFLQVNL 97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AF 33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XKJG 64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VXCZEJBZ 54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QFYUHQBQ 22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FKVQG 62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JTPXTLJ 9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WZWBPKX 16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BCFMQYUMK 87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LOLQOUZEWU 40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ZUOLE 97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NKSTPT 77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OVCWEC 35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BJILIVOU 77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JQYCPKGE 6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YQNCPAXWI 69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ZOWPHDVT 65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FMZAIEWU 94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GHURQFKCA 3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GTGYOAQ 64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CYXLTSWEC 47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ZBGNVHBY 1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MBAFXTLJ 48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BCDNQYUMK 63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CKSQ 93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IQRJBFNJBZ 44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ENGSMJKU 86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XDAD 6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FJGFUZRP 34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JFAHUDT 42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HYNTN 97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JHOZXTLXRO 98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IQUE 58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NWIY 78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OBYLECKI 40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AHYVZAH 27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YMRK 77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BEBCYKPUMK 43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SOMSOBCUS 25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QDWU 3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WTCM 2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QXUP 50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JVQMVAFXV 35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YHYI 36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NFBGLDB 5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RCBR 30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SWZI 93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JUJB 94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KVUSOGSMJ 2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KWHG 94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MDQW 96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QJQ 60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AKSJKCA 5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HEZQDEMIAY 17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EBQMVAFXV 63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EOSAWOM 10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KNCZQBYXJ 56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XPRW 17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JMDAZOTLJ 98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JHDIDVF 82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SDJTAFXTLJ 95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LXPITZ 86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JRFSHEDP 66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KUTGHPLDB 45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FRNCURT 7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KXUHEJOGE 7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PGPHXTLXRO 11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LCYLD 66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LGXO 24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LCCJXK 24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TQYZS 75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MUZLS 5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KHO 99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EBINSKI 36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EDHPLDB 38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LYUHZ 68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PGZRNFD 1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ZEJXK 2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UGW 56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GRMUZ 6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CEJ 3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MEWU 49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QNHMFWXPN 55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CFOY 86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CNEBGYUMK 53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HFTGBND 80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JDJOTLJ 57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GE 6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DAIOLKZEWU 13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DOZSOX 29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XGZEOLTPHF 97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NQOMC 67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MAQWVWEASQ 68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COQ 74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DRWPRZX 86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FRJCTXFBTR 47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MLZOBEFXV 47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MUDA 7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BTUVTJBL 49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EBODYUS 38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TULHIWEC 74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QDQIYUMYSP 24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LOVZHDVT 80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HWSBHVA 53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BGNEFXV 53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QZJ 61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SZRHMRJH 44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ODI 5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ERG 59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KCYGCUS 56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ZVHRYZ 76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IMPCI 9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IZWV 1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HUGB 39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FBJXPWHL 95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QRYUWQ 62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VYWDOSAWOM 9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TQFP 19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EWOM 84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TKHETD 55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HONYN 54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DGPLHZX 95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WSFNPO 65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SWWSAWOM 74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QHYVUJOGE 70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MJKCA 2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XQOT 45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ROSIFEQ 14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QLVQYKEB 35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POKTPCDVT 27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AWOZSY 2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GXMIUW 57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MQYJ 55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JUDINFD 64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RITQDRITQPB 66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IZWA 28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GDRV 8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TCYACYFYQMEC 31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WNPGKSEWG 20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QMHODEMYSP 3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BSUPTA 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SBDLJFXJDA 29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VQAHZ 15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UZQ 3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RWKFH 30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MTGV 14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NFYWTBXPN 64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BCVEB 15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XVJGP 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GRUMK 65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IGULUXTEC 15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DLQEUMW 35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BYNQRX 59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HKVSTD 83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ZCKPYTZHDVT 6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DST 15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CKJHLCL 44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UEUQOWU 45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AHOIFKQ 79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RCTVIQRB 33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JUS 12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OPEK 66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RGCFE 63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POPG 19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HUQDW 65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LTXIZWRH 3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WZCGN 56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UQYNM 80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PMFJRNFD 76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EHFT 35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NSOKRUCYQO 65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IDURT 12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PNQVEG 16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FDKNKJYDVT 49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DODFKRZVNL 4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PTDJFMOZ 68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SAZCFL 50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NTYWTBNHE 1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JLIFKPHF 12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ROX 24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WTSI 99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XHKISYUB 81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NAQNVRJH 93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OBOL 15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RCZJQVNJBZ 39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MPEVWOM 25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WTGM 55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QYPCEMK 7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LNPV 76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FRAX 87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HXNYN 13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CFKYLL 80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HZGRVDZRP 10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TPDTLOL 94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VSDCRE 28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NYVAFXV 9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VCUBGYUMK 53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PROTZ 9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GTAY 19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BIKPGZI 15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AFKQ 51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EMYDIAY 8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UZGJRWOKCA 78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ANIEWSKI 18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GXGMJ 9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XTBAX 76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FRNLRNW 51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UZFVGV 88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XGZX 98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RQANERX 75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YUMPCI 58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NYNX 44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MZWAIUMW 83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MLRYPX 50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QXMRJH 96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LQBZHF 67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QMUQIBSWEASQ 72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KGWNOGE 88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ITHCWTEU 19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QMBZIAHMS 45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JMDABSFL 20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NPKEMK 81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HSBGUH 67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PGDHOTZ 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OEOFMEC 49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MREJVRP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CPCL 69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YNJSOGSMJ 98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SKDB 35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JRGXPN 64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MWMGOM 38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YCSYBOU 71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ITKHCS 42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LSKAC 64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QWRQLN 48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RMXA 60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IZON 13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JHVIZF 22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TIBVT 45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XB 27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ISAGUQCS 3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IY 56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HSRH 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UJCYT 17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BTHYFXV 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AZPDMOUGW 3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TUJFCHMEC 60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PWTP 89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VONF 15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PHPA 26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LTYMTWTSE 83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XTATRZX 8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FBOWZELTPHF 97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WGZC 44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LIVDZRP 37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TBABCPUMK 33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XKZMDOLKW 74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ASILEWSKI 58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RHQCEMYSP 39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TJUEIQMEC 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PNGNSXPN 9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KMVKGOU 33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CZDBZVNZTQ 48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OKIFQG 3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LCJD 74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WBZE 45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MNJYUQIG 23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HDYFZPHR 97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YKGM 84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QSYQIPUA 8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UNSMCE 1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VEOJDLJ 87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FSPUZRP 8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JSFWYTBNHE 87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SMRKVKU 47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SDSEGF 16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WXIX 8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GZAYFKCYQO 45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JLRJP 12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RYFZW 50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RNIFEJBZ 24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BTVXD 17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JFOUFL 65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EVYWDEO 98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USIELAK 2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QBUSAY 11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EAJEWVAG 32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ZVTYR 38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QYBOU 64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TFBOZWVKPHF 96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QTPYAEMIAY 30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CZEJBZ 5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IRPHF 17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CDUQB 2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LFCEIQMEC 43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CGURQDSK 7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DYTVCRWOM 44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SBIY 89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ORAWIEC 10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TDNUHPBVS 79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NCYKPUMK 54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GZGPIFGQ 3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AFCDWJ 18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QVMZWBGYW 31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INLQXFRLI 4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FIRCTQPB 18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ZKUDLAREK 25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SPHE 28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RAFJ 69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PQTG 69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RJMIDF 75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JG 26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GPNVMNFD 62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CIFYE 44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MHETKLDB 53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TCZKH 29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UEIQCWT 38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NLFBXKVSRD 55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XAXPC 43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YRPMXB 12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LXTGROTZ 35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UYFIFETYQO 34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AIXBTR 53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NVKOPAG 89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LCKJNVT 76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GJRWUCA 67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BEBGRCPMKGYKEB 18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WOLANKSEYV 2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GWGXM 66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HJGTHYLR 77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SJLQRWD 50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FGVRG 69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CKHIS 39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RNYWZP 62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NYQXIM 60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TBABCPQYUMK 87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VCVAFXV 80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OCSXCUS 27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SVKH 55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SURQFKCA 64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AZUROWSKI 63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YHULX 67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IPCEBCM 22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XWKRVA 30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IFIXTCYD 68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KOVYVUJOGE 16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TYQFWE 83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ETPUBUMIAY 19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QXRYSNEHZJ 29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MESAIG 48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KWQZ 14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IEMTMK 86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OROWY 59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CAFMUQIG 94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LYQKMUS 42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IWJSMNA 82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TKWTL 76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ABJYFKPHF 9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OXCFSY 23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IKHWG 72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CEIM 97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ECQDIAY 74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LHLWPN 33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CFBKUBGYUMK 8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SZGAIG 55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GXFEIN 51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PWVPWHL 44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KRTXFBTR 57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YCQN 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ALUQX 7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ONBPCTZ 32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SEPP 29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SKRWC 8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OROTYQO 55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IYGVGVDZRP 12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QNGPFC 56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FWLD 82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GVIBFNJBZ 74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XYPCDLHZX 59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YQWTOE 9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GFGXAQ 32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UHELVC 34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FN 40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XMBUZEWU 93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DMIUQO 28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TYIFSFK 3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ULINSKI 2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OZBDJ 95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JRQTQDG 40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SZBGNVHZJ 74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JQTQPXZVC 87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CQPKSOGE 61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FOUOB 72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LBPXCHCUQIG 86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ZJQBR 23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YAEWMXM 12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YZCZHDVT 46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MIYPX 69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EDMGD 50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FEKMRWOM 95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KARPINSKI 89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ZDVLDN 53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WBVCNLHZLFC 92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VCKJXTYDVT 19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ROY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MEZSYA 71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BSKCMDS 39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DKPCPXPEL 4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ZQYDB</text:p>
          </table:table-cell>
          <table:table-cell table:style-name="ce1"/>
          <table:table-cell office:value-type="string" table:style-name="ce1">
            <text:p>HBMHX 2987</text:p>
          </table:table-cell>
          <table:table-cell table:number-columns-repeated="16381"/>
        </table:table-row>
        <table:table-row table:number-rows-repeated="1045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Dominik Winiarek</meta:initial-creator>
    <dc:creator>Dominik Winiarek</dc:creator>
    <meta:creation-date>2020-03-06T13:24:30Z</meta:creation-date>
    <dc:date>2020-03-06T15:32:54Z</dc:date>
  </office:meta>
</office:document-meta>
</file>